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1/styles.xml" manifest:media-type="text/xml"/>
  <manifest:file-entry manifest:full-path="Object 31/meta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0.62mm"/>
    </style:style>
    <style:style style:name="co11" style:family="table-column">
      <style:table-column-properties fo:break-before="auto" style:column-width="18.24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5.52mm"/>
    </style:style>
    <style:style style:name="co22" style:family="table-column">
      <style:table-column-properties fo:break-before="auto" style:column-width="23.1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24.7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8.61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6.76mm"/>
    </style:style>
    <style:style style:name="co29" style:family="table-column">
      <style:table-column-properties fo:break-before="auto" style:column-width="17.34mm"/>
    </style:style>
    <style:style style:name="co30" style:family="table-column">
      <style:table-column-properties fo:break-before="auto" style:column-width="17.07mm"/>
    </style:style>
    <style:style style:name="co31" style:family="table-column">
      <style:table-column-properties fo:break-before="auto" style:column-width="18.13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26.33mm"/>
    </style:style>
    <style:style style:name="co34" style:family="table-column">
      <style:table-column-properties fo:break-before="auto" style:column-width="31.89mm"/>
    </style:style>
    <style:style style:name="co35" style:family="table-column">
      <style:table-column-properties fo:break-before="auto" style:column-width="16.02mm"/>
    </style:style>
    <style:style style:name="co36" style:family="table-column">
      <style:table-column-properties fo:break-before="auto" style:column-width="25.28mm"/>
    </style:style>
    <style:style style:name="co37" style:family="table-column">
      <style:table-column-properties fo:break-before="auto" style:column-width="22.63mm"/>
    </style:style>
    <style:style style:name="co38" style:family="table-column">
      <style:table-column-properties fo:break-before="auto" style:column-width="71.31mm"/>
    </style:style>
    <style:style style:name="co39" style:family="table-column">
      <style:table-column-properties fo:break-before="auto" style:column-width="15.75mm"/>
    </style:style>
    <style:style style:name="co40" style:family="table-column">
      <style:table-column-properties fo:break-before="auto" style:column-width="9.67mm"/>
    </style:style>
    <style:style style:name="co41" style:family="table-column">
      <style:table-column-properties fo:break-before="auto" style:column-width="31.86mm"/>
    </style:style>
    <style:style style:name="co42" style:family="table-column">
      <style:table-column-properties fo:break-before="auto" style:column-width="42.47mm"/>
    </style:style>
    <style:style style:name="co43" style:family="table-column">
      <style:table-column-properties fo:break-before="auto" style:column-width="30.76mm"/>
    </style:style>
    <style:style style:name="co44" style:family="table-column">
      <style:table-column-properties fo:break-before="auto" style:column-width="16.42mm"/>
    </style:style>
    <style:style style:name="co45" style:family="table-column">
      <style:table-column-properties fo:break-before="auto" style:column-width="17.52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5.24mm"/>
    </style:style>
    <style:style style:name="co48" style:family="table-column">
      <style:table-column-properties fo:break-before="auto" style:column-width="18.87mm"/>
    </style:style>
    <style:style style:name="co49" style:family="table-column">
      <style:table-column-properties fo:break-before="auto" style:column-width="16.69mm"/>
    </style:style>
    <style:style style:name="co50" style:family="table-column">
      <style:table-column-properties fo:break-before="auto" style:column-width="13.69mm"/>
    </style:style>
    <style:style style:name="co51" style:family="table-column">
      <style:table-column-properties fo:break-before="auto" style:column-width="10.97mm"/>
    </style:style>
    <style:style style:name="co52" style:family="table-column">
      <style:table-column-properties fo:break-before="auto" style:column-width="31.4mm"/>
    </style:style>
    <style:style style:name="co53" style:family="table-column">
      <style:table-column-properties fo:break-before="auto" style:column-width="21.33mm"/>
    </style:style>
    <style:style style:name="co54" style:family="table-column">
      <style:table-column-properties fo:break-before="auto" style:column-width="25.14mm"/>
    </style:style>
    <style:style style:name="co55" style:family="table-column">
      <style:table-column-properties fo:break-before="auto" style:column-width="18.33mm"/>
    </style:style>
    <style:style style:name="co56" style:family="table-column">
      <style:table-column-properties fo:break-before="auto" style:column-width="14.43mm"/>
    </style:style>
    <style:style style:name="co57" style:family="table-column">
      <style:table-column-properties fo:break-before="auto" style:column-width="45.47mm"/>
    </style:style>
    <style:style style:name="co58" style:family="table-column">
      <style:table-column-properties fo:break-before="auto" style:column-width="34.66mm"/>
    </style:style>
    <style:style style:name="co59" style:family="table-column">
      <style:table-column-properties fo:break-before="auto" style:column-width="40.38mm"/>
    </style:style>
    <style:style style:name="co60" style:family="table-column">
      <style:table-column-properties fo:break-before="auto" style:column-width="28.31mm"/>
    </style:style>
    <style:style style:name="co61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7">
      <style:table-cell-properties fo:border="0.06pt solid #000000"/>
    </style:style>
    <style:style style:name="ce5" style:family="table-cell" style:parent-style-name="Default" style:data-style-name="N107"/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9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52" style:family="table-cell" style:parent-style-name="Default">
      <style:table-cell-properties fo:background-color="#ccf4c6"/>
    </style:style>
    <style:style style:name="ce39" style:family="table-cell" style:parent-style-name="Default">
      <style:table-cell-properties fo:background-color="#eeeeec"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19" style:family="table-cell" style:parent-style-name="Default" style:data-style-name="N1"/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/>
            <draw:object draw:notify-on-update-of-ranges="initial.A2:initial.A21 initial.E1:initial.E1 initial.E2:initial.E21 initial.L1:initial.L1 initial.L2:initial.L21 initial.S1:initial.S1 initial.S2:initial.S2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" table:default-cell-style-name="ce16"/>
        <table:table-column table:style-name="co17" table:default-cell-style-name="ce16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Menções</text:p>
          </table:table-cell>
          <table:table-cell table:style-name="ce6" office:value-type="string" calcext:value-type="string">
            <text:p>cit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ntribute</text:p>
          </table:table-cell>
          <table:table-cell table:style-name="ce6" office:value-type="string" calcext:value-type="string">
            <text:p>years_mentions</text:p>
          </table:table-cell>
          <table:table-cell table:style-name="ce6" office:value-type="string" calcext:value-type="string">
            <text:p>delta_mentions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ançamentos</text:p>
          </table:table-cell>
          <table:table-cell table:style-name="ce6" office:value-type="string" calcext:value-type="string">
            <text:p>years_releases</text:p>
          </table:table-cell>
          <table:table-cell table:style-name="ce6" office:value-type="string" calcext:value-type="string">
            <text:p>delta_releases</text:p>
          </table:table-cell>
          <table:table-cell table:style-name="ce6" office:value-type="string" calcext:value-type="string">
            <text:p>source_code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delta_all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1 livre (55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9 nao-livre (45%)</text:p>
          </table:table-cell>
          <table:table-cell table:style-name="Default" table:number-columns-repeated="4"/>
        </table:table-row>
      </table:table>
      <table:table table:name="evolution" table:style-name="ta1">
        <office:forms form:automatic-focus="false" form:apply-design-mode="false"/>
        <table:shapes>
          <draw:frame draw:z-index="0" draw:style-name="gr1" draw:text-style-name="P1" svg:width="77.21mm" svg:height="89.99mm" svg:x="39.74mm" svg:y="63.15mm">
            <loext:p/>
            <draw:object draw:notify-on-update-of-ranges="evolution.A2:evolution.A9 evolution.E1:evolution.E1 evolution.E2:evolution.E9 evolution.L1:evolution.L1 evolution.L2:evolution.L9 evolution.S1:evolution.S1 evolution.S2:evolution.S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9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1" table:default-cell-style-name="ce16"/>
        <table:table-column table:style-name="co1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çõe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Lançamento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Idade</text:p>
          </table:table-cell>
          <table:table-cell table:style-name="ce41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7 livre (87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 nao-livre (13%)</text:p>
          </table:table-cell>
          <table:table-cell table:style-name="Default"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loext:p/>
            <draw:object draw:notify-on-update-of-ranges="closedown.A2:closedown.A25 closedown.E1:closedown.E1 closedown.E2:closedown.E25 closedown.L1:closedown.L1 closedown.L2:closedown.L25 closedown.S1:closedown.S1 closedown.S2:closedown.S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download</text:p>
          </table:table-cell>
          <table:table-cell table:style-name="ce12" office:value-type="string" calcext:value-type="string">
            <text:p>Menções</text:p>
          </table:table-cell>
          <table:table-cell table:style-name="ce12" office:value-type="string" calcext:value-type="string">
            <text:p>Cit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ontribui</text:p>
          </table:table-cell>
          <table:table-cell table:style-name="ce12" office:value-type="string" calcext:value-type="string">
            <text:p>years_mentions</text:p>
          </table:table-cell>
          <table:table-cell table:style-name="ce12" office:value-type="string" calcext:value-type="string">
            <text:p>delta_mentions</text:p>
          </table:table-cell>
          <table:table-cell table:style-name="ce12" office:value-type="string" calcext:value-type="string">
            <text:p>stage</text:p>
          </table:table-cell>
          <table:table-cell table:style-name="ce12" office:value-type="string" calcext:value-type="string">
            <text:p>Lançamentos</text:p>
          </table:table-cell>
          <table:table-cell table:style-name="ce12" office:value-type="string" calcext:value-type="string">
            <text:p>years_releases</text:p>
          </table:table-cell>
          <table:table-cell table:style-name="ce12" office:value-type="string" calcext:value-type="string">
            <text:p>delta_releases</text:p>
          </table:table-cell>
          <table:table-cell table:style-name="ce12" office:value-type="string" calcext:value-type="string">
            <text:p>source_code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delta_all</text:p>
          </table:table-cell>
          <table:table-cell table:style-name="ce12" office:value-type="string" calcext:value-type="string">
            <text:p>birth</text:p>
          </table:table-cell>
          <table:table-cell table:style-name="ce12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os cada projeto" table:style-name="ta1">
        <table:shapes>
          <draw:frame draw:z-index="0" draw:style-name="gr1" draw:text-style-name="P1" svg:width="161.51mm" svg:height="90.04mm" svg:x="0mm" svg:y="113.95mm">
            <loext:p/>
            <draw:object draw:notify-on-update-of-ranges="'modulos cada projeto'.A2:'modulos cada projeto'.A23 'modulos cada projeto'.T1:'modulos cada projeto'.T1 'modulos cada projeto'.T2:'modulos cada projeto'.T23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Default"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table:shapes>
          <draw:frame draw:z-index="0" draw:style-name="gr1" draw:text-style-name="P1" svg:width="148.02mm" svg:height="90.04mm" svg:x="187.36mm" svg:y="47.83mm">
            <loext:p/>
            <draw:object draw:notify-on-update-of-ranges="summary.F2:summary.F4 summary.G1:summary.G1 summary.G2:summary.G4 summary.H1:summary.H1 summary.H2:summary.H4 summary.I1:summary.I1 summary.I2:summary.I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4.74mm" svg:height="90.04mm" svg:x="109.78mm" svg:y="72.24mm">
            <loext:p/>
            <draw:object draw:notify-on-update-of-ranges="summary.G46:summary.G48 summary.H45:summary.H45 summary.H46:summary.H48 summary.I45:summary.I45 summary.I46:summary.I48 summary.J45:summary.J45 summary.J46:summary.J4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94.47mm" svg:height="89.99mm" svg:x="-0.05mm" svg:y="67.32mm">
            <loext:p/>
            <draw:object draw:notify-on-update-of-ranges="summary.A11:summary.A12 summary.B10:summary.B10 summary.B11:summary.B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8" table:number-columns-repeated="6" table:default-cell-style-name="Default"/>
        <table:table-row table:style-name="ro1">
          <table:table-cell table:style-name="ce41"/>
          <table:table-cell table:style-name="ce41" office:value-type="string" calcext:value-type="string">
            <text:p>Initial developm.</text:p>
          </table:table-cell>
          <table:table-cell table:style-name="ce41" office:value-type="string" calcext:value-type="string">
            <text:p>Evolution + Servicing</text:p>
          </table:table-cell>
          <table:table-cell table:style-name="ce41" office:value-type="string" calcext:value-type="string">
            <text:p>Closedown</text:p>
          </table:table-cell>
          <table:table-cell/>
          <table:table-cell table:style-name="ce41"/>
          <table:table-cell table:style-name="ce41" table:formula="of:=[.A4]" office:value-type="string" office:string-value="Menções Cita" calcext:value-type="string">
            <text:p>Menções Cita</text:p>
          </table:table-cell>
          <table:table-cell table:style-name="ce41" table:formula="of:=[.A5]" office:value-type="string" office:string-value="Usa" calcext:value-type="string">
            <text:p>Usa</text:p>
          </table:table-cell>
          <table:table-cell table:style-name="ce41"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/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.B4]" office:value-type="float" office:value="4" calcext:value-type="float">
            <text:p>4,0</text:p>
          </table:table-cell>
          <table:table-cell table:style-name="ce25" table:formula="of:=[.B5]" office:value-type="float" office:value="4.88888888888889" calcext:value-type="float">
            <text:p>4,9</text:p>
          </table:table-cell>
          <table:table-cell table:style-name="ce2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3]" office:value-type="float" office:value="6.55" calcext:value-type="float">
            <text:p>6,6</text:p>
          </table:table-cell>
          <table:table-cell table:style-name="ce25" table:formula="of:=[$evolution.E11]" office:value-type="float" office:value="8.875" calcext:value-type="float">
            <text:p>8,9</text:p>
          </table:table-cell>
          <table:table-cell table:style-name="ce25" table:formula="of:=[$closedown.E27]" office:value-type="float" office:value="6.66666666666667" calcext:value-type="float">
            <text:p>6,7</text:p>
          </table:table-cell>
          <table:table-cell/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.C4]" office:value-type="float" office:value="7" calcext:value-type="float">
            <text:p>7,0</text:p>
          </table:table-cell>
          <table:table-cell table:style-name="ce25" table:formula="of:=[.C5]" office:value-type="float" office:value="4.8" calcext:value-type="float">
            <text:p>4,8</text:p>
          </table:table-cell>
          <table:table-cell table:style-name="ce2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3]" office:value-type="float" office:value="4" calcext:value-type="float">
            <text:p>4,0</text:p>
          </table:table-cell>
          <table:table-cell table:style-name="ce25" table:formula="of:=[$evolution.F11]" office:value-type="float" office:value="7" calcext:value-type="float">
            <text:p>7,0</text:p>
          </table:table-cell>
          <table:table-cell table:style-name="ce25" table:formula="of:=[$closedown.F27]" office:value-type="float" office:value="4.21052631578947" calcext:value-type="float">
            <text:p>4,2</text:p>
          </table:table-cell>
          <table:table-cell/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25" table:formula="of:=[.D4]" office:value-type="float" office:value="4.21052631578947" calcext:value-type="float">
            <text:p>4,2</text:p>
          </table:table-cell>
          <table:table-cell table:style-name="ce25" table:formula="of:=[.D5]" office:value-type="float" office:value="4.75" calcext:value-type="float">
            <text:p>4,8</text:p>
          </table:table-cell>
          <table:table-cell table:style-name="ce2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table:style-name="ce16" office:value-type="string" calcext:value-type="string">
            <text:p>Usa</text:p>
          </table:table-cell>
          <table:table-cell table:style-name="ce25" table:formula="of:=[$initial.G23]" office:value-type="float" office:value="4.88888888888889" calcext:value-type="float">
            <text:p>4,9</text:p>
          </table:table-cell>
          <table:table-cell table:style-name="ce25" table:formula="of:=[$evolution.G11]" office:value-type="float" office:value="4.8" calcext:value-type="float">
            <text:p>4,8</text:p>
          </table:table-cell>
          <table:table-cell table:style-name="ce2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Contribui</text:p>
          </table:table-cell>
          <table:table-cell table:style-name="ce25" table:formula="of:=[$initial.H23]" office:value-type="float" office:value="1.55" calcext:value-type="float">
            <text:p>1,6</text:p>
          </table:table-cell>
          <table:table-cell table:style-name="ce25" table:formula="of:=[$evolution.H11]" office:value-type="float" office:value="1.5" calcext:value-type="float">
            <text:p>1,5</text:p>
          </table:table-cell>
          <table:table-cell table:style-name="ce2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4" table:number-rows-spanned="1">
            <text:p>(média)</text:p>
          </table:table-cell>
          <table:covered-table-cell table:number-columns-repeated="3" table:style-name="ce2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 table:style-name="ce41"/>
          <table:table-cell table:style-name="ce41"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16"/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4" table:number-rows-spanned="1">
            <text:p>soma</text:p>
          </table:table-cell>
          <table:covered-table-cell table:number-columns-repeated="3" table:style-name="ce16"/>
          <table:table-cell table:number-columns-repeated="6"/>
        </table:table-row>
        <table:table-row table:style-name="ro1">
          <table:table-cell table:style-name="ce41"/>
          <table:table-cell table:style-name="ce41" office:value-type="string" calcext:value-type="string">
            <text:p>Initial develop.</text:p>
          </table:table-cell>
          <table:table-cell table:style-name="ce41" office:value-type="string" calcext:value-type="string">
            <text:p>Evolution Servicing</text:p>
          </table:table-cell>
          <table:table-cell table:style-name="ce41" office:value-type="string" calcext:value-type="string">
            <text:p>Closedown</text:p>
          </table:table-cell>
          <table:table-cell table:number-columns-repeated="2"/>
          <table:table-cell table:style-name="ce41"/>
          <table:table-cell table:style-name="ce41" table:formula="of:=[.A48]" office:value-type="string" office:string-value="Menções Cita" calcext:value-type="string">
            <text:p>Menções Cita</text:p>
          </table:table-cell>
          <table:table-cell table:style-name="ce41" table:formula="of:=[.A49]" office:value-type="string" office:string-value="Menções Usa" calcext:value-type="string">
            <text:p>Menções Usa</text:p>
          </table:table-cell>
          <table:table-cell table:style-name="ce41"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 table:number-columns-repeated="2"/>
          <table:table-cell table:style-name="ce16" table:formula="of:=[.B45]" office:value-type="string" office:string-value="Initial develop." calcext:value-type="string">
            <text:p>Initial develop.</text:p>
          </table:table-cell>
          <table:table-cell table:style-name="ce16" table:formula="of:=[$initial.F22]" office:value-type="float" office:value="56" calcext:value-type="float">
            <text:p>56</text:p>
          </table:table-cell>
          <table:table-cell table:style-name="ce16" table:formula="of:=[$initial.G22]" office:value-type="float" office:value="44" calcext:value-type="float">
            <text:p>44</text:p>
          </table:table-cell>
          <table:table-cell table:style-name="ce16" table:formula="of:=[$initial.H22]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2]" office:value-type="float" office:value="131" calcext:value-type="float">
            <text:p>131,0</text:p>
          </table:table-cell>
          <table:table-cell table:style-name="ce25" table:formula="of:=[$evolution.E10]" office:value-type="float" office:value="71" calcext:value-type="float">
            <text:p>71,0</text:p>
          </table:table-cell>
          <table:table-cell table:style-name="ce25" table:formula="of:=[$closedown.E26]" office:value-type="float" office:value="160" calcext:value-type="float">
            <text:p>160,0</text:p>
          </table:table-cell>
          <table:table-cell table:number-columns-repeated="2"/>
          <table:table-cell table:style-name="ce16" table:formula="of:=[.C45]" office:value-type="string" office:string-value="Evolution Servicing" calcext:value-type="string">
            <text:p>Evolution Servicing</text:p>
          </table:table-cell>
          <table:table-cell table:style-name="ce16" table:formula="of:=[$evolution.F10]" office:value-type="float" office:value="35" calcext:value-type="float">
            <text:p>35</text:p>
          </table:table-cell>
          <table:table-cell table:style-name="ce16" table:formula="of:=[$evolution.G10]" office:value-type="float" office:value="24" calcext:value-type="float">
            <text:p>24</text:p>
          </table:table-cell>
          <table:table-cell table:style-name="ce16" table:formula="of:=[$evolution.H10]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2]" office:value-type="float" office:value="56" calcext:value-type="float">
            <text:p>56,0</text:p>
          </table:table-cell>
          <table:table-cell table:style-name="ce25" table:formula="of:=[$evolution.F10]" office:value-type="float" office:value="35" calcext:value-type="float">
            <text:p>35,0</text:p>
          </table:table-cell>
          <table:table-cell table:style-name="ce25" table:formula="of:=[$closedown.F71]" office:value-type="float" office:value="0" calcext:value-type="float">
            <text:p>0,0</text:p>
          </table:table-cell>
          <table:table-cell table:number-columns-repeated="2"/>
          <table:table-cell table:style-name="ce16" table:formula="of:=[.D45]" office:value-type="string" office:string-value="Closedown" calcext:value-type="string">
            <text:p>Closedown</text:p>
          </table:table-cell>
          <table:table-cell table:style-name="ce16" table:formula="of:=[$closedown.F26]" office:value-type="float" office:value="80" calcext:value-type="float">
            <text:p>80</text:p>
          </table:table-cell>
          <table:table-cell table:style-name="ce16" table:formula="of:=[$closedown.G26]" office:value-type="float" office:value="38" calcext:value-type="float">
            <text:p>38</text:p>
          </table:table-cell>
          <table:table-cell table:style-name="ce16" table:formula="of:=[$closedown.H26]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Menções Usa</text:p>
          </table:table-cell>
          <table:table-cell table:style-name="ce25" table:formula="of:=[$initial.G22]" office:value-type="float" office:value="44" calcext:value-type="float">
            <text:p>44,0</text:p>
          </table:table-cell>
          <table:table-cell table:style-name="ce25" table:formula="of:=[$evolution.G10]" office:value-type="float" office:value="24" calcext:value-type="float">
            <text:p>24,0</text:p>
          </table:table-cell>
          <table:table-cell table:style-name="ce2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enções Contribui</text:p>
          </table:table-cell>
          <table:table-cell table:style-name="ce25" table:formula="of:=[$initial.H22]" office:value-type="float" office:value="31" calcext:value-type="float">
            <text:p>31,0</text:p>
          </table:table-cell>
          <table:table-cell table:style-name="ce25" table:formula="of:=[$evolution.H10]" office:value-type="float" office:value="12" calcext:value-type="float">
            <text:p>12,0</text:p>
          </table:table-cell>
          <table:table-cell table:style-name="ce2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ançamentos</text:p>
          </table:table-cell>
          <table:table-cell table:style-name="ce25" table:formula="of:=[$initial.L22]" office:value-type="float" office:value="59" calcext:value-type="float">
            <text:p>59,0</text:p>
          </table:table-cell>
          <table:table-cell table:style-name="ce25" table:formula="of:=[$evolution.L55]" office:value-type="float" office:value="0" calcext:value-type="float">
            <text:p>0,0</text:p>
          </table:table-cell>
          <table:table-cell table:style-name="ce2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dade</text:p>
          </table:table-cell>
          <table:table-cell table:style-name="ce25" table:formula="of:=[$initial.S22]" office:value-type="float" office:value="141" calcext:value-type="float">
            <text:p>141,0</text:p>
          </table:table-cell>
          <table:table-cell table:style-name="ce25" table:formula="of:=[$evolution.S55]" office:value-type="float" office:value="0" calcext:value-type="float">
            <text:p>0,0</text:p>
          </table:table-cell>
          <table:table-cell table:style-name="ce2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ódulos</text:p>
          </table:table-cell>
          <table:table-cell table:style-name="ce25" table:formula="of:=[$initial.T22]" office:value-type="float" office:value="7140" calcext:value-type="float">
            <text:p>7140,0</text:p>
          </table:table-cell>
          <table:table-cell table:style-name="ce25" table:formula="of:=[$evolution.T55]" office:value-type="float" office:value="0" calcext:value-type="float">
            <text:p>0,0</text:p>
          </table:table-cell>
          <table:table-cell table:style-name="ce16"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table:shapes>
          <draw:frame draw:z-index="0" draw:style-name="gr1" draw:text-style-name="P1" svg:width="192mm" svg:height="90.04mm" svg:x="0mm" svg:y="280.5mm">
            <loext:p/>
            <draw:object draw:notify-on-update-of-ranges="dataset.A2:dataset.A61 dataset.F1:dataset.F1 dataset.F2:dataset.F61 dataset.G1:dataset.G1 dataset.G2:dataset.G61 dataset.H1:dataset.H1 dataset.H2:dataset.H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4.56mm" svg:y="379.84mm">
            <loext:p/>
            <draw:object draw:notify-on-update-of-ranges="dataset.P74:dataset.P75 dataset.Q73:dataset.Q73 dataset.Q74:dataset.Q75 dataset.R73:dataset.R73 dataset.R74:dataset.R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6" table:number-columns-repeated="2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3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26" table:default-cell-style-name="ce16"/>
        <table:table-column table:style-name="co35" table:default-cell-style-name="ce16"/>
        <table:table-column table:style-name="co18" table:number-columns-repeated="100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29" office:value-type="string" calcext:value-type="string">
            <text:p>Menções Cita</text:p>
          </table:table-cell>
          <table:table-cell table:style-name="ce41" office:value-type="string" calcext:value-type="string">
            <text:p>Menções Usa</text:p>
          </table:table-cell>
          <table:table-cell table:style-name="ce41" office:value-type="string" calcext:value-type="string">
            <text:p>Menções Contribui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52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50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evolution+servicing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</table:table>
      <table:table table:name="dados por ano" table:style-name="ta1">
        <table:shapes>
          <draw:frame draw:z-index="0" draw:style-name="gr1" draw:text-style-name="P1" svg:width="159.99mm" svg:height="89.99mm" svg:x="94.73mm" svg:y="0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default-cell-style-name="ce1"/>
        <table:table-column table:style-name="co44" table:default-cell-style-name="ce16"/>
        <table:table-column table:style-name="co45" table:default-cell-style-name="ce16"/>
        <table:table-column table:style-name="co1" table:number-columns-repeated="2" table:default-cell-style-name="ce16"/>
        <table:table-column table:style-name="co46" table:default-cell-style-name="ce16"/>
        <table:table-row table:style-name="ro1"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ncoes ano" table:style-name="ta1">
        <table:shapes>
          <draw:frame draw:z-index="0" draw:style-name="gr1" draw:text-style-name="P1" svg:width="124.4mm" svg:height="90.84mm" svg:x="143.9mm" svg:y="0mm">
            <loext:p/>
            <draw:object draw:notify-on-update-of-ranges="'mencoes ano'.A2:'mencoes ano'.A18 'mencoes ano'.B1:'mencoes ano'.B1 'mencoes ano'.B2:'mencoes ano'.B18 'mencoes ano'.D1:'mencoes ano'.D1 'mencoes ano'.D2:'mencoes ano'.D1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145.68mm" svg:y="100.67mm">
            <loext:p/>
            <draw:object draw:notify-on-update-of-ranges="'mencoes ano'.A2:'mencoes ano'.A18 'mencoes ano'.E1:'mencoes ano'.E1 'mencoes ano'.E2:'mencoes ano'.E18 'mencoes ano'.F1:'mencoes ano'.F1 'mencoes ano'.F2:'mencoes ano'.F18 'mencoes ano'.G1:'mencoes ano'.G1 'mencoes ano'.G2:'mencoes ano'.G18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7" table:number-columns-repeated="7" table:default-cell-style-name="ce16"/>
        <table:table-column table:style-name="co47" table:default-cell-style-name="Default"/>
        <table:table-row table:style-name="ro1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rojetos</text:p>
          </table:table-cell>
          <table:table-cell table:style-name="ce39" office:value-type="string" calcext:value-type="string">
            <text:p>Lançamentos</text:p>
          </table:table-cell>
          <table:table-cell table:style-name="ce39" office:value-type="string" calcext:value-type="string">
            <text:p>Menções</text:p>
          </table:table-cell>
          <table:table-cell table:style-name="ce39" office:value-type="string" calcext:value-type="string">
            <text:p>Menções Cita</text:p>
          </table:table-cell>
          <table:table-cell table:style-name="ce39" office:value-type="string" calcext:value-type="string">
            <text:p>Menções Usa</text:p>
          </table:table-cell>
          <table:table-cell table:style-name="ce39" office:value-type="string" calcext:value-type="string">
            <text:p>Menções Contribui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odulos trend" table:style-name="ta1">
        <table:shapes>
          <draw:frame draw:z-index="0" draw:style-name="gr1" draw:text-style-name="P1" svg:width="192.03mm" svg:height="90.05mm" svg:x="0.28mm" svg:y="84.73mm">
            <loext:p/>
            <draw:object draw:notify-on-update-of-ranges="'modulos trend'.A2:'modulos trend'.A18 'modulos trend'.O1:'modulos trend'.O1 'modulos trend'.O2:'modulos trend'.O18 'modulos trend'.P1:'modulos trend'.P1 'modulos trend'.P2:'modulos trend'.P18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0" table:default-cell-style-name="ce16"/>
        <table:table-column table:style-name="co48" table:default-cell-style-name="ce16"/>
        <table:table-column table:style-name="co49" table:default-cell-style-name="ce16"/>
        <table:table-column table:style-name="co48" table:default-cell-style-name="ce16"/>
        <table:table-column table:style-name="co49" table:default-cell-style-name="ce16"/>
        <table:table-column table:style-name="co19" table:number-columns-repeated="9" table:default-cell-style-name="ce16"/>
        <table:table-column table:style-name="co18" table:number-columns-repeated="4" table:default-cell-style-name="ce42"/>
        <table:table-column table:style-name="co18" table:default-cell-style-name="Default"/>
        <table:table-row table:style-name="ro1">
          <table:table-cell table:style-name="ce41" office:value-type="string" calcext:value-type="string">
            <text:p>Ano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number-columns-repeated="2" table:style-name="ce41" office:value-type="string" calcext:value-type="string">
            <text:p>projects</text:p>
          </table:table-cell>
          <table:table-cell table:style-name="ce41" office:value-type="string" calcext:value-type="string">
            <text:p>Média Projetos</text:p>
          </table:table-cell>
          <table:table-cell table:style-name="ce41" office:value-type="string" calcext:value-type="string">
            <text:p>Menções</text:p>
          </table:table-cell>
          <table:table-cell table:number-columns-repeated="2" table:style-name="ce41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C2];[.E2];[.G2];[.I2];[.K2];[.M2];[.N2])" office:value-type="float" office:value="1.66666666666667" calcext:value-type="float">
            <text:p>2</text:p>
          </table:table-cell>
          <table:table-cell table:formula="of:=AVERAGE([.D2];[.F2];[.H2];[.J2];[.L2])" office:value-type="float" office:value="1" calcext:value-type="float">
            <text:p>1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C3];[.E3];[.G3];[.I3];[.K3];[.M3];[.N3])" office:value-type="float" office:value="1" calcext:value-type="float">
            <text:p>1</text:p>
          </table:table-cell>
          <table:table-cell table:formula="of:=AVERAGE([.D3];[.F3];[.H3];[.J3];[.L3])" office:value-type="float" office:value="1" calcext:value-type="float">
            <text:p>1</text:p>
          </table:table-cell>
          <table:table-cell table:formula="of:=100-([.P3]*100/[.P2])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C4];[.E4];[.G4];[.I4];[.K4];[.M4];[.N4])" office:value-type="float" office:value="1" calcext:value-type="float">
            <text:p>1</text:p>
          </table:table-cell>
          <table:table-cell table:formula="of:=AVERAGE([.D4];[.F4];[.H4];[.J4];[.L4])" office:value-type="float" office:value="1" calcext:value-type="float">
            <text:p>1</text:p>
          </table:table-cell>
          <table:table-cell table:formula="of:=100-([.P4]*100/[.P3])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5];[.E5];[.G5];[.I5];[.K5];[.M5];[.N5])" office:value-type="float" office:value="1" calcext:value-type="float">
            <text:p>1</text:p>
          </table:table-cell>
          <table:table-cell table:formula="of:=AVERAGE([.D5];[.F5];[.H5];[.J5];[.L5])" office:value-type="float" office:value="2" calcext:value-type="float">
            <text:p>2</text:p>
          </table:table-cell>
          <table:table-cell table:formula="of:=100-([.P5]*100/[.P4])" office:value-type="float" office:value="-100" calcext:value-type="float">
            <text:p>-100</text:p>
          </table:table-cell>
          <table:table-cell table:formula="of:=[.Q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C6];[.E6];[.G6];[.I6];[.K6];[.M6];[.N6])" office:value-type="float" office:value="1" calcext:value-type="float">
            <text:p>1</text:p>
          </table:table-cell>
          <table:table-cell table:formula="of:=AVERAGE([.D6];[.F6];[.H6];[.J6];[.L6])" office:value-type="float" office:value="3.33333333333333" calcext:value-type="float">
            <text:p>3</text:p>
          </table:table-cell>
          <table:table-cell table:formula="of:=100-([.P6]*100/[.P5])" office:value-type="float" office:value="-66.6666666666667" calcext:value-type="float">
            <text:p>-67</text:p>
          </table:table-cell>
          <table:table-cell table:formula="of:=[.Q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7];[.E7];[.G7];[.I7];[.K7];[.M7];[.N7])" office:value-type="float" office:value="1.42857142857143" calcext:value-type="float">
            <text:p>1</text:p>
          </table:table-cell>
          <table:table-cell table:formula="of:=AVERAGE([.D7];[.F7];[.H7];[.J7];[.L7])" office:value-type="float" office:value="3.8" calcext:value-type="float">
            <text:p>4</text:p>
          </table:table-cell>
          <table:table-cell table:formula="of:=100-([.P7]*100/[.P6])" office:value-type="float" office:value="-14" calcext:value-type="float">
            <text:p>-14</text:p>
          </table:table-cell>
          <table:table-cell table:formula="of:=[.Q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8];[.E8];[.G8];[.I8];[.K8];[.M8];[.N8])" office:value-type="float" office:value="1" calcext:value-type="float">
            <text:p>1</text:p>
          </table:table-cell>
          <table:table-cell table:formula="of:=AVERAGE([.D8];[.F8];[.H8];[.J8];[.L8])" office:value-type="float" office:value="3" calcext:value-type="float">
            <text:p>3</text:p>
          </table:table-cell>
          <table:table-cell table:formula="of:=100-([.P8]*100/[.P7])" office:value-type="float" office:value="21.0526315789474" calcext:value-type="float">
            <text:p>21</text:p>
          </table:table-cell>
          <table:table-cell table:formula="of:=[.Q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];[.E9];[.G9];[.I9];[.K9];[.M9];[.N9])" office:value-type="float" office:value="1" calcext:value-type="float">
            <text:p>1</text:p>
          </table:table-cell>
          <table:table-cell table:formula="of:=AVERAGE([.D9];[.F9];[.H9];[.J9];[.L9])" office:value-type="float" office:value="2.2" calcext:value-type="float">
            <text:p>2</text:p>
          </table:table-cell>
          <table:table-cell table:formula="of:=100-([.P9]*100/[.P8])" office:value-type="float" office:value="26.6666666666667" calcext:value-type="float">
            <text:p>27</text:p>
          </table:table-cell>
          <table:table-cell table:formula="of:=[.Q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C10];[.E10];[.G10];[.I10];[.K10];[.M10];[.N10])" office:value-type="float" office:value="1" calcext:value-type="float">
            <text:p>1</text:p>
          </table:table-cell>
          <table:table-cell table:formula="of:=AVERAGE([.D10];[.F10];[.H10];[.J10];[.L10])" office:value-type="float" office:value="3.4" calcext:value-type="float">
            <text:p>3</text:p>
          </table:table-cell>
          <table:table-cell table:formula="of:=100-([.P10]*100/[.P9])" office:value-type="float" office:value="-54.5454545454545" calcext:value-type="float">
            <text:p>-55</text:p>
          </table:table-cell>
          <table:table-cell table:formula="of:=[.Q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1];[.E11];[.G11];[.I11];[.K11];[.M11];[.N11])" office:value-type="float" office:value="1" calcext:value-type="float">
            <text:p>1</text:p>
          </table:table-cell>
          <table:table-cell table:formula="of:=AVERAGE([.D11];[.F11];[.H11];[.J11];[.L11])" office:value-type="float" office:value="3.2" calcext:value-type="float">
            <text:p>3</text:p>
          </table:table-cell>
          <table:table-cell table:formula="of:=100-([.P11]*100/[.P10])" office:value-type="float" office:value="5.88235294117646" calcext:value-type="float">
            <text:p>6</text:p>
          </table:table-cell>
          <table:table-cell table:formula="of:=[.Q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2];[.E12];[.G12];[.I12];[.K12];[.M12];[.N12])" office:value-type="float" office:value="1.66666666666667" calcext:value-type="float">
            <text:p>2</text:p>
          </table:table-cell>
          <table:table-cell table:formula="of:=AVERAGE([.D12];[.F12];[.H12];[.J12];[.L12])" office:value-type="float" office:value="5" calcext:value-type="float">
            <text:p>5</text:p>
          </table:table-cell>
          <table:table-cell table:formula="of:=100-([.P12]*100/[.P11])" office:value-type="float" office:value="-56.25" calcext:value-type="float">
            <text:p>-56</text:p>
          </table:table-cell>
          <table:table-cell table:formula="of:=[.Q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13];[.E13];[.G13];[.I13];[.K13];[.M13];[.N13])" office:value-type="float" office:value="1" calcext:value-type="float">
            <text:p>1</text:p>
          </table:table-cell>
          <table:table-cell table:formula="of:=AVERAGE([.D13];[.F13];[.H13];[.J13];[.L13])" office:value-type="float" office:value="4.5" calcext:value-type="float">
            <text:p>5</text:p>
          </table:table-cell>
          <table:table-cell table:formula="of:=100-([.P13]*100/[.P12])" office:value-type="float" office:value="10" calcext:value-type="float">
            <text:p>10</text:p>
          </table:table-cell>
          <table:table-cell table:formula="of:=[.Q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4];[.E14];[.G14];[.I14];[.K14];[.M14];[.N14])" office:value-type="float" office:value="1" calcext:value-type="float">
            <text:p>1</text:p>
          </table:table-cell>
          <table:table-cell table:formula="of:=AVERAGE([.D14];[.F14];[.H14];[.J14];[.L14])" office:value-type="float" office:value="7.33333333333333" calcext:value-type="float">
            <text:p>7</text:p>
          </table:table-cell>
          <table:table-cell table:formula="of:=100-([.P14]*100/[.P13])" office:value-type="float" office:value="-62.9629629629629" calcext:value-type="float">
            <text:p>-63</text:p>
          </table:table-cell>
          <table:table-cell table:formula="of:=[.Q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15];[.E15];[.G15];[.I15];[.K15];[.M15];[.N15])" office:value-type="float" office:value="1.8" calcext:value-type="float">
            <text:p>2</text:p>
          </table:table-cell>
          <table:table-cell table:formula="of:=AVERAGE([.D15];[.F15];[.H15];[.J15];[.L15])" office:value-type="float" office:value="4.8" calcext:value-type="float">
            <text:p>5</text:p>
          </table:table-cell>
          <table:table-cell table:formula="of:=100-([.P15]*100/[.P14])" office:value-type="float" office:value="34.5454545454545" calcext:value-type="float">
            <text:p>35</text:p>
          </table:table-cell>
          <table:table-cell table:formula="of:=[.Q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6];[.E16];[.G16];[.I16];[.K16];[.M16];[.N16])" office:value-type="float" office:value="1" calcext:value-type="float">
            <text:p>1</text:p>
          </table:table-cell>
          <table:table-cell table:formula="of:=AVERAGE([.D16];[.F16];[.H16];[.J16];[.L16])" office:value-type="float" office:value="3.8" calcext:value-type="float">
            <text:p>4</text:p>
          </table:table-cell>
          <table:table-cell table:formula="of:=100-([.P16]*100/[.P15])" office:value-type="float" office:value="20.8333333333333" calcext:value-type="float">
            <text:p>21</text:p>
          </table:table-cell>
          <table:table-cell table:formula="of:=[.Q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7];[.E17];[.G17];[.I17];[.K17];[.M17];[.N17])" office:value-type="float" office:value="1" calcext:value-type="float">
            <text:p>1</text:p>
          </table:table-cell>
          <table:table-cell table:formula="of:=AVERAGE([.D17];[.F17];[.H17];[.J17];[.L17])" office:value-type="float" office:value="7.75" calcext:value-type="float">
            <text:p>8</text:p>
          </table:table-cell>
          <table:table-cell table:formula="of:=100-([.P17]*100/[.P16])" office:value-type="float" office:value="-103.947368421053" calcext:value-type="float">
            <text:p>-104</text:p>
          </table:table-cell>
          <table:table-cell table:formula="of:=[.Q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8];[.E18];[.G18];[.I18];[.K18];[.M18];[.N18])" office:value-type="float" office:value="1" calcext:value-type="float">
            <text:p>1</text:p>
          </table:table-cell>
          <table:table-cell table:formula="of:=AVERAGE([.D18];[.F18];[.H18];[.J18];[.L18])" office:value-type="float" office:value="5" calcext:value-type="float">
            <text:p>5</text:p>
          </table:table-cell>
          <table:table-cell table:formula="of:=100-([.P18]*100/[.P17])" office:value-type="float" office:value="35.4838709677419" calcext:value-type="float">
            <text:p>35</text:p>
          </table:table-cell>
          <table:table-cell table:formula="of:=[.Q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15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R3:.R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mentions-timeline" table:style-name="ta1">
        <table:table-column table:style-name="co50" table:default-cell-style-name="ce50"/>
        <table:table-column table:style-name="co51" table:number-columns-repeated="17" table:default-cell-style-name="Default"/>
        <table:table-column table:style-name="co18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0" office:value-type="float" office:value="2002" calcext:value-type="float">
            <text:p>2002</text:p>
          </table:table-cell>
          <table:table-cell table:style-name="ce57" office:value-type="float" office:value="2003" calcext:value-type="float">
            <text:p>2003</text:p>
          </table:table-cell>
          <table:table-cell table:style-name="ce50" office:value-type="float" office:value="2004" calcext:value-type="float">
            <text:p>200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2007" calcext:value-type="float">
            <text:p>2007</text:p>
          </table:table-cell>
          <table:table-cell table:style-name="ce50" office:value-type="float" office:value="2008" calcext:value-type="float">
            <text:p>2008</text:p>
          </table:table-cell>
          <table:table-cell table:style-name="ce50" office:value-type="float" office:value="2009" calcext:value-type="float">
            <text:p>2009</text:p>
          </table:table-cell>
          <table:table-cell table:style-name="ce50" office:value-type="float" office:value="2010" calcext:value-type="float">
            <text:p>2010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2012" calcext:value-type="float">
            <text:p>2012</text:p>
          </table:table-cell>
          <table:table-cell table:style-name="ce50" office:value-type="float" office:value="2013" calcext:value-type="float">
            <text:p>2013</text:p>
          </table:table-cell>
          <table:table-cell table:style-name="ce50" office:value-type="float" office:value="2014" calcext:value-type="float">
            <text:p>2014</text:p>
          </table:table-cell>
          <table:table-cell table:style-name="ce50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2"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6</text:p>
          </table:table-cell>
          <table:table-cell table:number-columns-repeated="14" table:style-name="ce52" office:value-type="string" calcext:value-type="string">
            <text:p>0-0-0</text:p>
          </table:table-cell>
          <table:table-cell table:style-name="ce56" office:value-type="string" calcext:value-type="string">
            <text:p>2-0-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2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3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18</text:p>
          </table:table-cell>
          <table:table-cell table:number-columns-repeated="11" table:style-name="ce52" office:value-type="string" calcext:value-type="string">
            <text:p>0-0-0</text:p>
          </table:table-cell>
          <table:table-cell table:style-name="ce56" office:value-type="string" calcext:value-type="string">
            <text:p>0-0-1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2" office:value-type="string" calcext:value-type="string">
            <text:p>0-1-0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8" office:value-type="string" calcext:value-type="string">
            <text:p>0-2-1</text:p>
          </table:table-cell>
          <table:table-cell table:style-name="ce50" office:value-type="string" calcext:value-type="string">
            <text:p>0-2-0</text:p>
          </table:table-cell>
          <table:table-cell table:style-name="ce58" office:value-type="string" calcext:value-type="string">
            <text:p>2-3-1</text:p>
          </table:table-cell>
          <table:table-cell table:style-name="ce58" office:value-type="string" calcext:value-type="string">
            <text:p>1-4-1</text:p>
          </table:table-cell>
          <table:table-cell table:style-name="ce58" office:value-type="string" calcext:value-type="string">
            <text:p>2-1-3</text:p>
          </table:table-cell>
          <table:table-cell table:style-name="ce58" office:value-type="string" calcext:value-type="string">
            <text:p>7-3-1</text:p>
          </table:table-cell>
          <table:table-cell table:style-name="ce50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1-0-2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8" office:value-type="string" calcext:value-type="string">
            <text:p>1-1-1</text:p>
          </table:table-cell>
          <table:table-cell table:style-name="ce58" office:value-type="string" calcext:value-type="string">
            <text:p>1-4-1</text:p>
          </table:table-cell>
          <table:table-cell table:style-name="ce58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26</text:p>
          </table:table-cell>
          <table:table-cell table:number-columns-repeated="13" table:style-name="ce52" office:value-type="string" calcext:value-type="string">
            <text:p>0-0-0</text:p>
          </table:table-cell>
          <table:table-cell table:style-name="ce56" office:value-type="string" calcext:value-type="string">
            <text:p>1-0-1</text:p>
          </table:table-cell>
          <table:table-cell table:style-name="ce56" office:value-type="string" calcext:value-type="string">
            <text:p>0-1-0</text:p>
          </table:table-cell>
          <table:table-cell table:style-name="ce59" office:value-type="string" calcext:value-type="string">
            <text:p>2-1-1</text:p>
          </table:table-cell>
          <table:table-cell table:style-name="ce52" office:value-type="string" calcext:value-type="string">
            <text:p>0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28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6" office:value-type="string" calcext:value-type="string">
            <text:p>1-0-0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3-1-0</text:p>
          </table:table-cell>
          <table:table-cell table:style-name="ce56" office:value-type="string" calcext:value-type="string">
            <text:p>2-1-0</text:p>
          </table:table-cell>
          <table:table-cell table:style-name="ce59" office:value-type="string" calcext:value-type="string">
            <text:p>1-1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2-0-0</text:p>
          </table:table-cell>
          <table:table-cell table:style-name="ce59" office:value-type="string" calcext:value-type="string">
            <text:p>4-1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1-3-0</text:p>
          </table:table-cell>
          <table:table-cell table:style-name="ce59" office:value-type="string" calcext:value-type="string">
            <text:p>0-2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2-0-0</text:p>
          </table:table-cell>
          <table:table-cell table:style-name="ce56" office:value-type="string" calcext:value-type="string">
            <text:p>1-2-0</text:p>
          </table:table-cell>
          <table:table-cell table:style-name="ce56" office:value-type="string" calcext:value-type="string">
            <text:p>2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2-0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table:style-name="ce50" office:value-type="string" calcext:value-type="string">
            <text:p>1-0-2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1-0-1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table:style-name="ce50" office:value-type="string" calcext:value-type="string">
            <text:p>4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style-name="ce58" office:value-type="string" calcext:value-type="string">
            <text:p>0-3-2</text:p>
          </table:table-cell>
          <table:table-cell table:number-columns-repeated="2" table:style-name="ce50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3-1-0</text:p>
          </table:table-cell>
          <table:table-cell table:style-name="ce50" office:value-type="string" calcext:value-type="string">
            <text:p>2-1-0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5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0-1-0</text:p>
          </table:table-cell>
          <table:table-cell table:number-columns-repeated="12" table:style-name="ce52" office:value-type="string" calcext:value-type="string">
            <text:p>0-0-0</text:p>
          </table:table-cell>
          <table:table-cell table:style-name="ce56" office:value-type="string" calcext:value-type="string">
            <text:p>0-0-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1-1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2-1-0</text:p>
          </table:table-cell>
          <table:table-cell table:style-name="ce50" office:value-type="string" calcext:value-type="string">
            <text:p>0-1-0</text:p>
          </table:table-cell>
          <table:table-cell table:style-name="ce58" office:value-type="string" calcext:value-type="string">
            <text:p>0-2-1</text:p>
          </table:table-cell>
          <table:table-cell table:style-name="ce50" office:value-type="string" calcext:value-type="string">
            <text:p>0-3-0</text:p>
          </table:table-cell>
          <table:table-cell table:style-name="ce50" office:value-type="string" calcext:value-type="string">
            <text:p>2-2-0</text:p>
          </table:table-cell>
          <table:table-cell table:style-name="ce50" office:value-type="string" calcext:value-type="string">
            <text:p>0-4-0</text:p>
          </table:table-cell>
          <table:table-cell table:style-name="ce50" office:value-type="string" calcext:value-type="string">
            <text:p>2-1-0</text:p>
          </table:table-cell>
          <table:table-cell table:style-name="ce58" office:value-type="string" calcext:value-type="string">
            <text:p>0-4-2</text:p>
          </table:table-cell>
          <table:table-cell table:style-name="ce50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1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1-3-0</text:p>
          </table:table-cell>
          <table:table-cell table:style-name="ce50" office:value-type="string" calcext:value-type="string">
            <text:p>1-1-0</text:p>
          </table:table-cell>
          <table:table-cell table:number-columns-repeated="2" table:style-name="ce50" office:value-type="string" calcext:value-type="string">
            <text:p>2-0-0</text:p>
          </table:table-cell>
          <table:table-cell table:style-name="ce50" office:value-type="string" calcext:value-type="string">
            <text:p>3-0-0</text:p>
          </table:table-cell>
          <table:table-cell table:number-columns-repeated="3"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58</text:p>
          </table:table-cell>
          <table:table-cell table:number-columns-repeated="7" table:style-name="ce52" office:value-type="string" calcext:value-type="string">
            <text:p>0-0-0</text:p>
          </table:table-cell>
          <table:table-cell table:number-columns-repeated="2" table:style-name="ce56" office:value-type="string" calcext:value-type="string">
            <text:p>0-1-0</text:p>
          </table:table-cell>
          <table:table-cell table:style-name="ce56" office:value-type="string" calcext:value-type="string">
            <text:p>0-0-1</text:p>
          </table:table-cell>
          <table:table-cell table:style-name="ce56" office:value-type="string" calcext:value-type="string">
            <text:p>0-1-0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1-0-0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6" office:value-type="string" calcext:value-type="string">
            <text:p>2-1-0</text:p>
          </table:table-cell>
          <table:table-cell table:style-name="ce56" office:value-type="string" calcext:value-type="string">
            <text:p>1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3-1-0</text:p>
          </table:table-cell>
          <table:table-cell table:style-name="ce58" office:value-type="string" calcext:value-type="string">
            <text:p>1-2-1</text:p>
          </table:table-cell>
          <table:table-cell table:style-name="ce58" office:value-type="string" calcext:value-type="string">
            <text:p>3-1-1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3-0-2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2-0-2</text:p>
          </table:table-cell>
          <table:table-cell table:style-name="ce50" office:value-type="string" calcext:value-type="string">
            <text:p>1-1-0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table table:name="metrics" table:style-name="ta1">
        <table:shapes>
          <draw:frame draw:z-index="0" draw:style-name="gr1" draw:text-style-name="P1" svg:width="159.99mm" svg:height="89.99mm" svg:x="106.62mm" svg:y="41.37mm">
            <loext:p/>
            <draw:object draw:notify-on-update-of-ranges="metrics.C10:metrics.C43 metrics.D10:metrics.D4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7mm" svg:height="90.05mm" svg:x="120.94mm" svg:y="281.02mm">
            <loext:p/>
            <draw:object draw:notify-on-update-of-ranges="metrics.C63:metrics.C87 metrics.D63:metrics.D8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7mm" svg:height="90.04mm" svg:x="117.37mm" svg:y="745.87mm">
            <loext:p/>
            <draw:object draw:notify-on-update-of-ranges="metrics.C165:metrics.C181 metrics.D165:metrics.D181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7mm" svg:height="90.05mm" svg:x="117.64mm" svg:y="426.59mm">
            <loext:p/>
            <draw:object draw:notify-on-update-of-ranges="metrics.C94:metrics.C115 metrics.D94:metrics.D11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159.97mm" svg:height="90.05mm" svg:x="108.3mm" svg:y="534.16mm">
            <loext:p/>
            <draw:object draw:notify-on-update-of-ranges="metrics.C117:metrics.C142 metrics.D117:metrics.D142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159.97mm" svg:height="90.04mm" svg:x="112.97mm" svg:y="870.98mm">
            <loext:p/>
            <draw:object draw:notify-on-update-of-ranges="metrics.C185:metrics.C221 metrics.D185:metrics.D221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52" table:default-cell-style-name="Default"/>
        <table:table-column table:style-name="co53" table:default-cell-style-name="ce35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modulos por versao" table:style-name="ta1">
        <table:shapes>
          <draw:frame draw:z-index="0" draw:style-name="gr1" draw:text-style-name="P1" svg:width="134.91mm" svg:height="76.5mm" svg:x="136.52mm" svg:y="0mm">
            <loext:p/>
            <draw:object draw:notify-on-update-of-ranges="'modulos por versao'.A1:'modulos por versao'.A1 'modulos por versao'.A2:'modulos por versao'.A38 'modulos por versao'.B1:'modulos por versao'.B1 'modulos por versao'.B2:'modulos por versao'.B38 'modulos por versao'.C1:'modulos por versao'.C1 'modulos por versao'.C2:'modulos por versao'.C38 'modulos por versao'.D1:'modulos por versao'.D1 'modulos por versao'.D2:'modulos por versao'.D38 'modulos por versao'.E1:'modulos por versao'.E1 'modulos por versao'.E2:'modulos por versao'.E38 'modulos por versao'.F1:'modulos por versao'.F1 'modulos por versao'.F2:'modulos por versao'.F38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56" table:number-columns-repeated="6" table:default-cell-style-name="ce16"/>
        <table:table-column table:style-name="co57" table:default-cell-style-name="ce42"/>
        <table:table-row table:style-name="ro1"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  <table:table-cell table:style-name="ce41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table:shapes>
          <draw:frame draw:z-index="0" draw:style-name="gr1" draw:text-style-name="P1" svg:width="159.99mm" svg:height="89.99mm" svg:x="-0.16mm" svg:y="164.62mm">
            <loext:p/>
            <draw:object draw:notify-on-update-of-ranges="s6.C2:s6.C35 s6.D1:s6.D1 s6.D2:s6.D35 s6.F1:s6.F1 s6.F2:s6.F35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draw:text-style-name="P1" svg:width="159.99mm" svg:height="89.99mm" svg:x="126.45mm" svg:y="85.2mm">
            <loext:p/>
            <draw:object draw:notify-on-update-of-ranges="s6.H2:s6.H6 s6.I1:s6.I1 s6.I2:s6.I6 s6.J1:s6.J1 s6.J2:s6.J6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58" table:default-cell-style-name="Default"/>
        <table:table-column table:style-name="co59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5])" office:value-type="float" office:value="139" calcext:value-type="float">
            <text:p>139</text:p>
          </table:table-cell>
          <table:table-cell table:style-name="ce19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6:.D17])" office:value-type="float" office:value="357.083333333333" calcext:value-type="float">
            <text:p>357</text:p>
          </table:table-cell>
          <table:table-cell table:style-name="ce19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8:.D25])" office:value-type="float" office:value="890.125" calcext:value-type="float">
            <text:p>890</text:p>
          </table:table-cell>
          <table:table-cell table:style-name="ce19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6:.D29])" office:value-type="float" office:value="1537" calcext:value-type="float">
            <text:p>1537</text:p>
          </table:table-cell>
          <table:table-cell table:style-name="ce19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0:.D35])" office:value-type="float" office:value="1999.66666666667" calcext:value-type="float">
            <text:p>2000</text:p>
          </table:table-cell>
          <table:table-cell table:style-name="ce19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58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58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58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58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58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58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58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58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5.05mm">
            <loext:p/>
            <draw:object draw:notify-on-update-of-ranges="s18.C2:s18.C26 s18.D1:s18.D1 s18.D2:s18.D26 s18.F1:s18.F1 s18.F2:s18.F2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:.D9])" office:value-type="float" office:value="1297.375" calcext:value-type="float">
            <text:p>1297</text:p>
          </table:table-cell>
          <table:table-cell table:style-name="ce19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0:.D17])" office:value-type="float" office:value="1828.125" calcext:value-type="float">
            <text:p>1828</text:p>
          </table:table-cell>
          <table:table-cell table:style-name="ce19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18:.D26])" office:value-type="float" office:value="2274.33333333333" calcext:value-type="float">
            <text:p>2274</text:p>
          </table:table-cell>
          <table:table-cell table:style-name="ce19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office:forms form:automatic-focus="false" form:apply-design-mode="false"/>
        <table:shapes>
          <draw:frame draw:z-index="0" draw:style-name="gr1" draw:text-style-name="P1" svg:width="159.99mm" svg:height="89.99mm" svg:x="0mm" svg:y="120.81mm">
            <loext:p/>
            <draw:object draw:notify-on-update-of-ranges="s26.C2:s26.C23 s26.D1:s26.D1 s26.D2:s26.D23 s26.F1:s26.F1 s26.F2:s26.F23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9.04mm" svg:y="28.1mm">
            <loext:p/>
            <draw:object draw:notify-on-update-of-ranges="s26.H2:s26.H6 s26.I1:s26.I1 s26.I2:s26.I6 s26.J1:s26.J1 s26.J2:s26.J6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328.93mm" svg:y="110.43mm">
            <loext:p/>
            <draw:object draw:notify-on-update-of-ranges="s26.B1:s26.B1 s26.B2:s26.B23 s26.D1:s26.D1 s26.D2:s26.D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4])" office:value-type="float" office:value="1924.33333333333" calcext:value-type="float">
            <text:p>1924</text:p>
          </table:table-cell>
          <table:table-cell table:style-name="ce19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5:.D11])" office:value-type="float" office:value="2100.28571428571" calcext:value-type="float">
            <text:p>2100</text:p>
          </table:table-cell>
          <table:table-cell table:style-name="ce19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2:.D16])" office:value-type="float" office:value="1914.4" calcext:value-type="float">
            <text:p>1914</text:p>
          </table:table-cell>
          <table:table-cell table:style-name="ce19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7:.D19])" office:value-type="float" office:value="1604.66666666667" calcext:value-type="float">
            <text:p>1605</text:p>
          </table:table-cell>
          <table:table-cell table:style-name="ce19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0:.D23])" office:value-type="float" office:value="1590.25" calcext:value-type="float">
            <text:p>1590</text:p>
          </table:table-cell>
          <table:table-cell table:style-name="ce19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table:shapes>
          <draw:frame draw:z-index="0" draw:style-name="gr1" draw:text-style-name="P1" svg:width="159.99mm" svg:height="89.99mm" svg:x="0mm" svg:y="134.86mm">
            <loext:p/>
            <draw:object draw:notify-on-update-of-ranges="s28.C2:s28.C27 s28.D1:s28.D1 s28.D2:s28.D27 s28.F1:s28.F1 s28.F2:s28.F27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23.52mm" svg:y="44.3mm">
            <loext:p/>
            <draw:object draw:notify-on-update-of-ranges="s28.H2:s28.H7 s28.I1:s28.I1 s28.I2:s28.I7 s28.J1:s28.J1 s28.J2:s28.J7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19" table:formula="of:=AVERAGE([.D2:.D9])" office:value-type="float" office:value="49.25" calcext:value-type="float">
            <text:p>49</text:p>
          </table:table-cell>
          <table:table-cell table:style-name="ce19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10:.D15])" office:value-type="float" office:value="54" calcext:value-type="float">
            <text:p>54</text:p>
          </table:table-cell>
          <table:table-cell table:style-name="ce19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6:.D19])" office:value-type="float" office:value="57.5" calcext:value-type="float">
            <text:p>58</text:p>
          </table:table-cell>
          <table:table-cell table:style-name="ce19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0:.D22])" office:value-type="float" office:value="58" calcext:value-type="float">
            <text:p>58</text:p>
          </table:table-cell>
          <table:table-cell table:style-name="ce19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3:.D25])" office:value-type="float" office:value="59" calcext:value-type="float">
            <text:p>59</text:p>
          </table:table-cell>
          <table:table-cell table:style-name="ce19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6:.D27])" office:value-type="float" office:value="57" calcext:value-type="float">
            <text:p>57</text:p>
          </table:table-cell>
          <table:table-cell table:style-name="ce19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35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35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35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35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35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35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35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35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table:shapes>
          <draw:frame draw:z-index="0" draw:style-name="gr1" draw:text-style-name="P1" svg:width="159.99mm" svg:height="89.99mm" svg:x="0mm" svg:y="93.69mm">
            <loext:p/>
            <draw:object draw:notify-on-update-of-ranges="s51.C2:s51.C18 s51.D1:s51.D1 s51.D2:s51.D18 s51.F1:s51.F1 s51.F2:s51.F18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58.7mm" svg:y="32.94mm">
            <loext:p/>
            <draw:object draw:notify-on-update-of-ranges="s51.H2:s51.H5 s51.I1:s51.I1 s51.I2:s51.I5 s51.J1:s51.J1 s51.J2:s51.J5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:.D4])" office:value-type="float" office:value="93.3333333333333" calcext:value-type="float">
            <text:p>93</text:p>
          </table:table-cell>
          <table:table-cell table:style-name="ce19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5:.D12])" office:value-type="float" office:value="132.5" calcext:value-type="float">
            <text:p>133</text:p>
          </table:table-cell>
          <table:table-cell table:style-name="ce19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3:.D16])" office:value-type="float" office:value="220" calcext:value-type="float">
            <text:p>220</text:p>
          </table:table-cell>
          <table:table-cell table:style-name="ce19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7:.D18])" office:value-type="float" office:value="275" calcext:value-type="float">
            <text:p>275</text:p>
          </table:table-cell>
          <table:table-cell table:style-name="ce19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table:shapes>
          <draw:frame draw:z-index="0" draw:style-name="gr1" draw:text-style-name="P1" svg:width="159.99mm" svg:height="89.99mm" svg:x="0mm" svg:y="71.92mm">
            <loext:p/>
            <draw:object draw:notify-on-update-of-ranges="s58.C2:s58.C38 s58.D1:s58.D1 s58.D2:s58.D38 s58.F1:s58.F1 s58.F2:s58.F38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108.62mm" svg:y="93.44mm">
            <loext:p/>
            <draw:object draw:notify-on-update-of-ranges="s58.H2:s58.H12 s58.I1:s58.I1 s58.I2:s58.I12 s58.J1:s58.J1 s58.J2:s58.J12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9" table:default-cell-style-name="Default"/>
        <table:table-column table:style-name="co1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9" table:formula="of:=AVERAGE([.D2])" office:value-type="float" office:value="1223" calcext:value-type="float">
            <text:p>1223</text:p>
          </table:table-cell>
          <table:table-cell table:style-name="ce19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9" table:formula="of:=AVERAGE([.D3:.D9])" office:value-type="float" office:value="1513.42857142857" calcext:value-type="float">
            <text:p>1513</text:p>
          </table:table-cell>
          <table:table-cell table:style-name="ce19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9" table:formula="of:=AVERAGE([.D10:.D14])" office:value-type="float" office:value="1494.2" calcext:value-type="float">
            <text:p>1494</text:p>
          </table:table-cell>
          <table:table-cell table:style-name="ce19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9" table:formula="of:=AVERAGE([.D15:.D19])" office:value-type="float" office:value="1875.2" calcext:value-type="float">
            <text:p>1875</text:p>
          </table:table-cell>
          <table:table-cell table:style-name="ce19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9" table:formula="of:=AVERAGE([.D20:.D22])" office:value-type="float" office:value="1935.66666666667" calcext:value-type="float">
            <text:p>1936</text:p>
          </table:table-cell>
          <table:table-cell table:style-name="ce19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9" table:formula="of:=AVERAGE([.D23:.D25])" office:value-type="float" office:value="1555.66666666667" calcext:value-type="float">
            <text:p>1556</text:p>
          </table:table-cell>
          <table:table-cell table:style-name="ce19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6:.D27])" office:value-type="float" office:value="2112.5" calcext:value-type="float">
            <text:p>2113</text:p>
          </table:table-cell>
          <table:table-cell table:style-name="ce19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8:.D31])" office:value-type="float" office:value="2130.5" calcext:value-type="float">
            <text:p>2131</text:p>
          </table:table-cell>
          <table:table-cell table:style-name="ce19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32:.D33])" office:value-type="float" office:value="2618.5" calcext:value-type="float">
            <text:p>2619</text:p>
          </table:table-cell>
          <table:table-cell table:style-name="ce19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34])" office:value-type="float" office:value="2636" calcext:value-type="float">
            <text:p>2636</text:p>
          </table:table-cell>
          <table:table-cell table:style-name="ce19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5:.D38])" office:value-type="float" office:value="2762.75" calcext:value-type="float">
            <text:p>2763</text:p>
          </table:table-cell>
          <table:table-cell table:style-name="ce19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modulos medio ano" table:style-name="ta1">
        <table:shapes>
          <draw:frame draw:z-index="0" draw:style-name="gr1" draw:text-style-name="P1" svg:width="119.5mm" svg:height="74.91mm" svg:x="-0.01mm" svg:y="62.15mm">
            <loext:p/>
            <draw:object draw:notify-on-update-of-ranges="'modulos medio ano'.A2:'modulos medio ano'.A13 'modulos medio ano'.B1:'modulos medio ano'.B1 'modulos medio ano'.B2:'modulos medio ano'.B13 'modulos medio ano'.C1:'modulos medio ano'.C1 'modulos medio ano'.C2:'modulos medio ano'.C13 'modulos medio ano'.D1:'modulos medio ano'.D1 'modulos medio ano'.D2:'modulos medio ano'.D13 'modulos medio ano'.E1:'modulos medio ano'.E1 'modulos medio ano'.E2:'modulos medio ano'.E13 'modulos medio ano'.F1:'modulos medio ano'.F1 'modulos medio ano'.F2:'modulos medio ano'.F13 'modulos medio ano'.G1:'modulos medio ano'.G1 'modulos medio ano'.G2:'modulos medio ano'.G13"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60" table:default-cell-style-name="ce43"/>
        <table:table-column table:style-name="co13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table table:name="estagio de evolucao" table:style-name="ta1">
        <office:forms form:automatic-focus="false" form:apply-design-mode="false"/>
        <table:shapes>
          <draw:frame draw:z-index="0" draw:style-name="gr1" draw:text-style-name="P1" svg:width="159.99mm" svg:height="89.99mm" svg:x="-0.22mm" svg:y="39.05mm">
            <loext:p/>
            <draw:object draw:notify-on-update-of-ranges="'estagio de evolucao'.A2:'estagio de evolucao'.A7 'estagio de evolucao'.B1:'estagio de evolucao'.B1 'estagio de evolucao'.B2:'estagio de evolucao'.B7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61" table:default-cell-style-name="ce16"/>
        <table:table-column table:style-name="co60" table:default-cell-style-name="ce16"/>
        <table:table-row table:style-name="ro1">
          <table:table-cell table:style-name="ce41" office:value-type="string" calcext:value-type="string">
            <text:p>Estágio de evolução</text:p>
          </table:table-cell>
          <table:table-cell table:style-name="ce41" office:value-type="string" calcext:value-type="string">
            <text:p>Nº Projetos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odulos medio ano_2" table:style-name="ta1">
        <office:forms form:automatic-focus="false" form:apply-design-mode="false"/>
        <table:shapes>
          <draw:frame draw:z-index="0" draw:style-name="gr1" draw:text-style-name="P1" svg:width="177.79mm" svg:height="111.45mm" svg:x="-0.01mm" svg:y="62.15mm">
            <loext:p/>
            <draw:object draw:notify-on-update-of-ranges="'modulos medio ano_2'.A2:'modulos medio ano_2'.A13 'modulos medio ano_2'.B1:'modulos medio ano_2'.B1 'modulos medio ano_2'.B2:'modulos medio ano_2'.B13 'modulos medio ano_2'.C1:'modulos medio ano_2'.C1 'modulos medio ano_2'.C2:'modulos medio ano_2'.C13 'modulos medio ano_2'.D1:'modulos medio ano_2'.D1 'modulos medio ano_2'.D2:'modulos medio ano_2'.D13 'modulos medio ano_2'.E1:'modulos medio ano_2'.E1 'modulos medio ano_2'.E2:'modulos medio ano_2'.E13 'modulos medio ano_2'.F1:'modulos medio ano_2'.F1 'modulos medio ano_2'.F2:'modulos medio ano_2'.F13 'modulos medio ano_2'.G1:'modulos medio ano_2'.G1 'modulos medio ano_2'.G2:'modulos medio ano_2'.G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0" table:default-cell-style-name="ce43"/>
        <table:table-column table:style-name="co13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4:09:56.237976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7:30:34.157187446</dc:date>
    <meta:editing-duration>PT16H5S</meta:editing-duration>
    <meta:editing-cycles>81</meta:editing-cycles>
    <meta:generator>LibreOffice/5.4.3.2$Linux_X86_64 LibreOffice_project/40m0$Build-2</meta:generator>
    <meta:document-statistic meta:table-count="21" meta:cell-count="6792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4:dataset.R75 dataset.Q73:dataset.R73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5cm" chart:style-name="ch2">
          <text:p>Número de módulos por projeto</text:p>
        </chart:title>
        <chart:legend chart:legend-position="top" svg:x="5.832cm" svg:y="1.201cm" style:legend-expansion="wide" chart:style-name="ch3"/>
        <chart:plot-area chart:style-name="ch4" table:cell-range-address="'modulos cada projeto'.A2:'modulos cada projeto'.A23 'modulos cada projeto'.T1:'modulos cada projeto'.T23" chart:data-source-has-labels="both" svg:x="0.323cm" svg:y="1.9cm" svg:width="15.506cm" svg:height="6.925cm">
          <chartooo:coordinate-region svg:x="1.315cm" svg:y="2.06cm" svg:width="14.514cm" svg:height="6.197cm"/>
          <chart:axis chart:dimension="x" chart:name="primary-x" chart:style-name="ch5" chartooo:axis-type="auto">
            <chartooo:date-scale/>
            <chart:categories table:cell-range-address="'modulos cada projeto'.A2:'modulos cada projeto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dulos cada projeto'.T2:'modulos cada projeto'.T23" chart:label-cell-address="'modulos cada projeto'.T1:'modulos cada projeto'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'modulos cada projeto'.T1:'modulos cada projeto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modulos cada projeto'.A2:'modulos cada projeto'.A23</svg:desc>
                </draw:g>
              </table:table-cell>
              <table:table-cell office:value-type="float" office:value="671">
                <text:p>671</text:p>
                <draw:g>
                  <svg:desc>'modulos cada projeto'.T2:'modulos cada projeto'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mencoes ano'.A2:'mencoes ano'.B18 'mencoes ano'.A1:'mencoes ano'.B1 'mencoes ano'.D1:'mencoes ano'.D18" chart:data-source-has-labels="both" svg:x="1.154cm" svg:y="1.848cm" svg:width="11.039cm" svg:height="6.18cm">
          <chartooo:coordinate-region svg:x="1.775cm" svg:y="1.848cm" svg:width="10.307cm" svg:height="5.055cm"/>
          <chart:axis chart:dimension="x" chart:name="primary-x" chart:style-name="ch5" chartooo:axis-type="auto">
            <chartooo:date-scale/>
            <chart:title svg:x="6.325cm" svg:y="8.21cm" chart:style-name="ch6">
              <text:p>Ano</text:p>
            </chart:title>
            <chart:categories table:cell-range-address="'mencoes ano'.A2:'mencoes ano'.A18"/>
          </chart:axis>
          <chart:axis chart:dimension="y" chart:name="primary-y" chart:style-name="ch5">
            <chart:title svg:x="0.451cm" svg:y="6.503cm" chart:style-name="ch7">
              <text:p>Número de menções</text:p>
            </chart:title>
            <chart:grid chart:style-name="ch8" chart:class="major"/>
          </chart:axis>
          <chart:series chart:style-name="ch9" chart:values-cell-range-address="'mencoes ano'.B2:'mencoes ano'.B18" chart:label-cell-address="'mencoes ano'.B1:'mencoes ano'.B1" chart:class="chart:line">
            <chart:data-point chart:repeated="17"/>
          </chart:series>
          <chart:series chart:style-name="ch10" chart:values-cell-range-address="'mencoes ano'.D2:'mencoes ano'.D18" chart:label-cell-address="'mencoes ano'.D1:'mencoes ano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mencoes ano'.B1:'mencoes ano'.B1</svg:desc>
                </draw:g>
              </table:table-cell>
              <table:table-cell office:value-type="string">
                <text:p>Menções</text:p>
                <draw:g>
                  <svg:desc>'mencoes ano'.D1:'mencoes ano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3">
                <text:p>3</text:p>
                <draw:g>
                  <svg:desc>'mencoes ano'.B2:'mencoes ano'.B18</svg:desc>
                </draw:g>
              </table:table-cell>
              <table:table-cell office:value-type="float" office:value="2">
                <text:p>2</text:p>
                <draw:g>
                  <svg:desc>'mencoes ano'.D2:'mencoes ano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mencoes ano'.A2:'mencoes ano'.A18 'mencoes ano'.E1:'mencoes ano'.G18" chart:data-source-has-labels="both" svg:x="1.156cm" svg:y="1.846cm" svg:width="11.138cm" svg:height="6.098cm">
          <chartooo:coordinate-region svg:x="1.777cm" svg:y="1.846cm" svg:width="10.406cm" svg:height="4.973cm"/>
          <chart:axis chart:dimension="x" chart:name="primary-x" chart:style-name="ch5" chartooo:axis-type="auto">
            <chartooo:date-scale/>
            <chart:title svg:x="6.377cm" svg:y="8.125cm" chart:style-name="ch6">
              <text:p>Ano</text:p>
            </chart:title>
            <chart:categories table:cell-range-address="'mencoes ano'.A2:'mencoes ano'.A18"/>
          </chart:axis>
          <chart:axis chart:dimension="x" chart:name="secondary-x" chart:style-name="ch7"/>
          <chart:axis chart:dimension="y" chart:name="primary-y" chart:style-name="ch5">
            <chart:title svg:x="0.451cm" svg:y="6.46cm" chart:style-name="ch8">
              <text:p>Número de menções</text:p>
            </chart:title>
            <chart:grid chart:style-name="ch9" chart:class="major"/>
          </chart:axis>
          <chart:series chart:style-name="ch10" chart:values-cell-range-address="'mencoes ano'.E2:'mencoes ano'.E18" chart:label-cell-address="'mencoes ano'.E1:'mencoes ano'.E1" chart:class="chart:line">
            <chart:data-point chart:repeated="17"/>
          </chart:series>
          <chart:series chart:style-name="ch11" chart:values-cell-range-address="'mencoes ano'.F2:'mencoes ano'.F18" chart:label-cell-address="'mencoes ano'.F1:'mencoes ano'.F1" chart:class="chart:line">
            <chart:data-point chart:repeated="17"/>
          </chart:series>
          <chart:series chart:style-name="ch12" chart:values-cell-range-address="'mencoes ano'.G2:'mencoes ano'.G18" chart:label-cell-address="'mencoes ano'.G1:'mencoes ano'.G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mencoes ano'.E1:'mencoes ano'.E1</svg:desc>
                </draw:g>
              </table:table-cell>
              <table:table-cell office:value-type="string">
                <text:p>Menções Usa</text:p>
                <draw:g>
                  <svg:desc>'mencoes ano'.F1:'mencoes ano'.F1</svg:desc>
                </draw:g>
              </table:table-cell>
              <table:table-cell office:value-type="string">
                <text:p>Menções Contribui</text:p>
                <draw:g>
                  <svg:desc>'mencoes ano'.G1:'mencoes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NaN">
                <text:p>NaN</text:p>
                <draw:g>
                  <svg:desc>'mencoes ano'.E2:'mencoes ano'.E18</svg:desc>
                </draw:g>
              </table:table-cell>
              <table:table-cell office:value-type="float" office:value="NaN">
                <text:p>NaN</text:p>
                <draw:g>
                  <svg:desc>'mencoes ano'.F2:'mencoes ano'.F18</svg:desc>
                </draw:g>
              </table:table-cell>
              <table:table-cell office:value-type="float" office:value="2">
                <text:p>2</text:p>
                <draw:g>
                  <svg:desc>'mencoes ano'.G2:'mencoes ano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5cm" chart:style-name="ch2">
          <text:p>Crescimento no número de menções ao ano (número de projetos constante)</text:p>
        </chart:title>
        <chart:legend chart:legend-position="top" svg:x="2.386cm" svg:y="1.201cm" style:legend-expansion="wide" chart:style-name="ch3"/>
        <chart:plot-area chart:style-name="ch4" table:cell-range-address="'modulos trend'.A2:'modulos trend'.A18 'modulos trend'.O1:'modulos trend'.P18" chart:data-source-has-labels="both" svg:x="0.384cm" svg:y="1.9cm" svg:width="18.436cm" svg:height="5.997cm">
          <chartooo:coordinate-region svg:x="0.755cm" svg:y="1.9cm" svg:width="17.693cm" svg:height="5.429cm"/>
          <chart:axis chart:dimension="x" chart:name="primary-x" chart:style-name="ch5" chartooo:axis-type="auto">
            <chartooo:date-scale/>
            <chart:title svg:x="9.254cm" svg:y="8.077cm" chart:style-name="ch6">
              <text:p>Ano</text:p>
            </chart:title>
            <chart:categories table:cell-range-address="'modulos trend'.A2:'modulos trend'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odulos trend'.O2:'modulos trend'.O18" chart:label-cell-address="'modulos trend'.O1:'modulos trend'.O1" chart:class="chart:line">
            <chart:regression-curve chart:style-name="ch10"/>
            <chart:data-point chart:repeated="17"/>
          </chart:series>
          <chart:series chart:style-name="ch11" chart:values-cell-range-address="'modulos trend'.P2:'modulos trend'.P18" chart:label-cell-address="'modulos trend'.P1:'modulos trend'.P1" chart:class="chart:line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rojetos</text:p>
                <draw:g>
                  <svg:desc>'modulos trend'.O1:'modulos trend'.O1</svg:desc>
                </draw:g>
              </table:table-cell>
              <table:table-cell office:value-type="string">
                <text:p>Menções</text:p>
                <draw:g>
                  <svg:desc>'modulos trend'.P1:'modulos trend'.P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odulos trend'.A2:'modulos trend'.A18</svg:desc>
                </draw:g>
              </table:table-cell>
              <table:table-cell office:value-type="float" office:value="1.66666666666667">
                <text:p>1.66666666666667</text:p>
                <draw:g>
                  <svg:desc>'modulos trend'.O2:'modulos trend'.O18</svg:desc>
                </draw:g>
              </table:table-cell>
              <table:table-cell office:value-type="float" office:value="1">
                <text:p>1</text:p>
                <draw:g>
                  <svg:desc>'modulos trend'.P2:'modulos trend'.P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4cm" svg:width="14.368cm" svg:height="8.321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4cm" svg:width="14.368cm" svg:height="8.327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47cm" style:legend-expansion="high" chart:style-name="ch2"/>
        <chart:plot-area chart:style-name="ch3" chart:data-source-has-labels="both" svg:x="0.32cm" svg:y="0.18cm" svg:width="12.508cm" svg:height="8.64cm">
          <chartooo:coordinate-region svg:x="0.941cm" svg:y="0.326cm" svg:width="11.887cm" svg:height="7.95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series chart:style-name="ch9" chart:values-cell-range-address="local-table.$D$2:.$D$18" chart:label-cell-address="local-table.$D$1" chart:class="chart:line">
            <chart:data-point chart:repeated="17"/>
          </chart:series>
          <chart:series chart:style-name="ch10" chart:values-cell-range-address="local-table.$E$2:.$E$18" chart:label-cell-address="local-table.$E$1" chart:class="chart:line">
            <chart:data-point chart:repeated="17"/>
          </chart:series>
          <chart:series chart:style-name="ch11" chart:values-cell-range-address="local-table.$F$2:.$F$18" chart:label-cell-address="local-table.$F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</table:table-cell>
              <table:table-cell office:value-type="string">
                <text:p>mentions</text:p>
              </table:table-cell>
              <table:table-cell office:value-type="string">
                <text:p>cite</text:p>
              </table:table-cell>
              <table:table-cell office:value-type="string">
                <text:p>use</text:p>
              </table:table-cell>
              <table:table-cell office:value-type="string">
                <text:p>contribute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4cm" svg:width="14.553cm" svg:height="8.326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4cm" svg:width="14.368cm" svg:height="8.327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4cm" svg:width="14.553cm" svg:height="8.327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4cm" svg:width="14.368cm" svg:height="8.326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8cm" chart:style-name="ch2">
          <text:p>Número de módulos por versão</text:p>
        </chart:title>
        <chart:legend chart:legend-position="top" svg:x="1.769cm" svg:y="1.174cm" style:legend-expansion="wide" chart:style-name="ch3"/>
        <chart:plot-area chart:style-name="ch4" table:cell-range-address="'modulos por versao'.A1:'modulos por versao'.F38" chart:data-source-has-labels="row" svg:x="1.228cm" svg:y="1.846cm" svg:width="11.995cm" svg:height="4.723cm">
          <chartooo:coordinate-region svg:x="2.22cm" svg:y="1.996cm" svg:width="10.89cm" svg:height="3.826cm"/>
          <chart:axis chart:dimension="x" chart:name="primary-x" chart:style-name="ch5">
            <chart:title svg:x="5.58cm" svg:y="6.722cm" chart:style-name="ch6">
              <text:p>Lançamento (release)</text:p>
            </chart:title>
          </chart:axis>
          <chart:axis chart:dimension="y" chart:name="primary-y" chart:style-name="ch5">
            <chart:title svg:x="0.451cm" svg:y="5.733cm" chart:style-name="ch7">
              <text:p>Número de módulos</text:p>
            </chart:title>
            <chart:grid chart:style-name="ch8" chart:class="major"/>
          </chart:axis>
          <chart:series chart:style-name="ch9" chart:values-cell-range-address="'modulos por versao'.A2:'modulos por versao'.A38" chart:label-cell-address="'modulos por versao'.A1:'modulos por versao'.A1" chart:class="chart:line">
            <chart:data-point chart:repeated="37"/>
          </chart:series>
          <chart:series chart:style-name="ch10" chart:values-cell-range-address="'modulos por versao'.B2:'modulos por versao'.B38" chart:label-cell-address="'modulos por versao'.B1:'modulos por versao'.B1" chart:class="chart:line">
            <chart:data-point chart:repeated="37"/>
          </chart:series>
          <chart:series chart:style-name="ch11" chart:values-cell-range-address="'modulos por versao'.C2:'modulos por versao'.C38" chart:label-cell-address="'modulos por versao'.C1:'modulos por versao'.C1" chart:class="chart:line">
            <chart:data-point chart:repeated="37"/>
          </chart:series>
          <chart:series chart:style-name="ch12" chart:values-cell-range-address="'modulos por versao'.D2:'modulos por versao'.D38" chart:label-cell-address="'modulos por versao'.D1:'modulos por versao'.D1" chart:class="chart:line">
            <chart:data-point chart:repeated="37"/>
          </chart:series>
          <chart:series chart:style-name="ch13" chart:values-cell-range-address="'modulos por versao'.E2:'modulos por versao'.E38" chart:label-cell-address="'modulos por versao'.E1:'modulos por versao'.E1" chart:class="chart:line">
            <chart:data-point chart:repeated="37"/>
          </chart:series>
          <chart:series chart:style-name="ch14" chart:values-cell-range-address="'modulos por versao'.F2:'modulos por versao'.F38" chart:label-cell-address="'modulos por versao'.F1:'modulos por versao'.F1" chart:class="chart:line"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por versao'.A1:'modulos por versao'.A1</svg:desc>
                </draw:g>
              </table:table-cell>
              <table:table-cell office:value-type="string">
                <text:p>s18</text:p>
                <draw:g>
                  <svg:desc>'modulos por versao'.B1:'modulos por versao'.B1</svg:desc>
                </draw:g>
              </table:table-cell>
              <table:table-cell office:value-type="string">
                <text:p>s26</text:p>
                <draw:g>
                  <svg:desc>'modulos por versao'.C1:'modulos por versao'.C1</svg:desc>
                </draw:g>
              </table:table-cell>
              <table:table-cell office:value-type="string">
                <text:p>s28</text:p>
                <draw:g>
                  <svg:desc>'modulos por versao'.D1:'modulos por versao'.D1</svg:desc>
                </draw:g>
              </table:table-cell>
              <table:table-cell office:value-type="string">
                <text:p>s51</text:p>
                <draw:g>
                  <svg:desc>'modulos por versao'.E1:'modulos por versao'.E1</svg:desc>
                </draw:g>
              </table:table-cell>
              <table:table-cell office:value-type="string">
                <text:p>s58</text:p>
                <draw:g>
                  <svg:desc>'modulos por versao'.F1:'modulos por versa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'modulos por versao'.A2:'modulos por versao'.A38</svg:desc>
                </draw:g>
              </table:table-cell>
              <table:table-cell office:value-type="float" office:value="1063">
                <text:p>1063</text:p>
                <draw:g>
                  <svg:desc>'modulos por versao'.B2:'modulos por versao'.B38</svg:desc>
                </draw:g>
              </table:table-cell>
              <table:table-cell office:value-type="float" office:value="1581">
                <text:p>1581</text:p>
                <draw:g>
                  <svg:desc>'modulos por versao'.C2:'modulos por versao'.C38</svg:desc>
                </draw:g>
              </table:table-cell>
              <table:table-cell office:value-type="float" office:value="9">
                <text:p>9</text:p>
                <draw:g>
                  <svg:desc>'modulos por versao'.D2:'modulos por versao'.D38</svg:desc>
                </draw:g>
              </table:table-cell>
              <table:table-cell office:value-type="float" office:value="84">
                <text:p>84</text:p>
                <draw:g>
                  <svg:desc>'modulos por versao'.E2:'modulos por versao'.E38</svg:desc>
                </draw:g>
              </table:table-cell>
              <table:table-cell office:value-type="float" office:value="1223">
                <text:p>1223</text:p>
                <draw:g>
                  <svg:desc>'modulos por versao'.F2:'modulos por versao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5cm" chart:style-name="ch2">
          <text:p>Projeto s6 - Evolução no número de módulos e linhas de código</text:p>
        </chart:title>
        <chart:legend chart:legend-position="top" svg:x="3.519cm" svg:y="1.201cm" style:legend-expansion="wide" chart:style-name="ch3"/>
        <chart:plot-area chart:style-name="ch4" table:cell-range-address="s6.C2:s6.D35 s6.C1:s6.D1 s6.F1:s6.F35" chart:data-source-has-labels="both" svg:x="0.32cm" svg:y="1.9cm" svg:width="15.36cm" svg:height="6.92cm">
          <chartooo:coordinate-region svg:x="0.691cm" svg:y="1.9cm" svg:width="14.989cm" svg:height="6.352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6.H1:s6.J6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C1:s18.D1 s18.F1:s18.F26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C1:s26.D1 s26.F1:s26.F23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26.H1:s26.J6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C1:s28.D1 s28.F1:s28.F27" chart:data-source-has-labels="both" svg:x="0.32cm" svg:y="0.884cm" svg:width="15.36cm" svg:height="7.936cm">
          <chartooo:coordinate-region svg:x="1.035cm" svg:y="0.884cm" svg:width="14.645cm" svg:height="7.368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28.H1:s28.J7" chart:data-source-has-labels="both" svg:x="0.32cm" svg:y="0.18cm" svg:width="12.72cm" svg:height="8.64cm">
          <chartooo:coordinate-region svg:x="1.035cm" svg:y="0.34cm" svg:width="11.633cm" svg:height="7.912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8">
                <text:p>39.15882352941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C1:s51.D1 s51.F1:s51.F18" chart:data-source-has-labels="both" svg:x="0.32cm" svg:y="0.884cm" svg:width="15.36cm" svg:height="7.936cm">
          <chartooo:coordinate-region svg:x="0.691cm" svg:y="0.884cm" svg:width="14.989cm" svg:height="7.368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51.H1:s51.J5" chart:data-source-has-labels="both" svg:x="0.32cm" svg:y="0.18cm" svg:width="12.72cm" svg:height="8.64cm">
          <chartooo:coordinate-region svg:x="1.127cm" svg:y="0.34cm" svg:width="11.541cm" svg:height="7.912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C1:s58.D1 s58.F1:s58.F38" chart:data-source-has-labels="both" svg:x="0.32cm" svg:y="0.884cm" svg:width="15.36cm" svg:height="7.936cm">
          <chartooo:coordinate-region svg:x="0.691cm" svg:y="0.884cm" svg:width="14.989cm" svg:height="7.049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31cm" style:legend-expansion="high" chart:style-name="ch2"/>
        <chart:plot-area chart:style-name="ch3" table:cell-range-address="s58.H1:s58.J12" chart:data-source-has-labels="both" svg:x="0.32cm" svg:y="0.18cm" svg:width="12.72cm" svg:height="8.64cm">
          <chartooo:coordinate-region svg:x="1.312cm" svg:y="0.34cm" svg:width="11.356cm" svg:height="7.912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4">
                <text:p>1599.700598802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4cm" chart:style-name="ch2">
          <text:p>Número médio de módulos ao ano</text:p>
        </chart:title>
        <chart:legend chart:legend-position="top" svg:x="0.998cm" svg:y="1.17cm" style:legend-expansion="wide" chart:style-name="ch3"/>
        <chart:plot-area chart:style-name="ch4" table:cell-range-address="'modulos medio ano'.A1:'modulos medio ano'.G13" chart:data-source-has-labels="both" svg:x="1.198cm" svg:y="1.838cm" svg:width="10.514cm" svg:height="4.576cm">
          <chartooo:coordinate-region svg:x="2.19cm" svg:y="1.998cm" svg:width="9.15cm" svg:height="3.848cm"/>
          <chart:axis chart:dimension="x" chart:name="primary-x" chart:style-name="ch5" chartooo:axis-type="auto">
            <chartooo:date-scale/>
            <chart:title svg:x="6.107cm" svg:y="6.563cm" chart:style-name="ch6">
              <text:p>Ano</text:p>
            </chart:title>
            <chart:categories table:cell-range-address="'modulos medio ano'.A2:'modulos medio ano'.A13"/>
            <chart:grid chart:style-name="ch7" chart:class="major"/>
          </chart:axis>
          <chart:axis chart:dimension="y" chart:name="primary-y" chart:style-name="ch8">
            <chart:title svg:x="0.451cm" svg:y="5.652cm" chart:style-name="ch9">
              <text:p>Número de módulos</text:p>
            </chart:title>
            <chart:grid chart:style-name="ch7" chart:class="major"/>
          </chart:axis>
          <chart:series chart:style-name="ch10" chart:values-cell-range-address="'modulos medio ano'.B2:'modulos medio ano'.B13" chart:label-cell-address="'modulos medio ano'.B1:'modulos medio ano'.B1" chart:class="chart:line">
            <chart:data-point chart:repeated="12"/>
          </chart:series>
          <chart:series chart:style-name="ch11" chart:values-cell-range-address="'modulos medio ano'.C2:'modulos medio ano'.C13" chart:label-cell-address="'modulos medio ano'.C1:'modulos medio ano'.C1" chart:class="chart:line">
            <chart:data-point chart:repeated="12"/>
          </chart:series>
          <chart:series chart:style-name="ch12" chart:values-cell-range-address="'modulos medio ano'.D2:'modulos medio ano'.D13" chart:label-cell-address="'modulos medio ano'.D1:'modulos medio ano'.D1" chart:class="chart:line">
            <chart:data-point chart:repeated="12"/>
          </chart:series>
          <chart:series chart:style-name="ch13" chart:values-cell-range-address="'modulos medio ano'.E2:'modulos medio ano'.E13" chart:label-cell-address="'modulos medio ano'.E1:'modulos medio ano'.E1" chart:class="chart:line">
            <chart:data-point chart:repeated="12"/>
          </chart:series>
          <chart:series chart:style-name="ch14" chart:values-cell-range-address="'modulos medio ano'.F2:'modulos medio ano'.F13" chart:label-cell-address="'modulos medio ano'.F1:'modulos medio ano'.F1" chart:class="chart:line">
            <chart:data-point chart:repeated="12"/>
          </chart:series>
          <chart:series chart:style-name="ch15" chart:values-cell-range-address="'modulos medio ano'.G2:'modulos medio ano'.G13" chart:label-cell-address="'modulos medio ano'.G1:'modulos medio ano'.G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'.B1:'modulos medio ano'.B1</svg:desc>
                </draw:g>
              </table:table-cell>
              <table:table-cell office:value-type="string">
                <text:p>s18</text:p>
                <draw:g>
                  <svg:desc>'modulos medio ano'.C1:'modulos medio ano'.C1</svg:desc>
                </draw:g>
              </table:table-cell>
              <table:table-cell office:value-type="string">
                <text:p>s26</text:p>
                <draw:g>
                  <svg:desc>'modulos medio ano'.D1:'modulos medio ano'.D1</svg:desc>
                </draw:g>
              </table:table-cell>
              <table:table-cell office:value-type="string">
                <text:p>s28</text:p>
                <draw:g>
                  <svg:desc>'modulos medio ano'.E1:'modulos medio ano'.E1</svg:desc>
                </draw:g>
              </table:table-cell>
              <table:table-cell office:value-type="string">
                <text:p>s51</text:p>
                <draw:g>
                  <svg:desc>'modulos medio ano'.F1:'modulos medio ano'.F1</svg:desc>
                </draw:g>
              </table:table-cell>
              <table:table-cell office:value-type="string">
                <text:p>s58</text:p>
                <draw:g>
                  <svg:desc>'modulos medio ano'.G1:'modulos medio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'.A2:'modulos medio ano'.A13</svg:desc>
                </draw:g>
              </table:table-cell>
              <table:table-cell office:value-type="float" office:value="NaN">
                <text:p>NaN</text:p>
                <draw:g>
                  <svg:desc>'modulos medio ano'.B2:'modulos medio ano'.B13</svg:desc>
                </draw:g>
              </table:table-cell>
              <table:table-cell office:value-type="float" office:value="NaN">
                <text:p>NaN</text:p>
                <draw:g>
                  <svg:desc>'modulos medio ano'.C2:'modulos medio ano'.C13</svg:desc>
                </draw:g>
              </table:table-cell>
              <table:table-cell office:value-type="float" office:value="NaN">
                <text:p>NaN</text:p>
                <draw:g>
                  <svg:desc>'modulos medio ano'.D2:'modulos medio ano'.D13</svg:desc>
                </draw:g>
              </table:table-cell>
              <table:table-cell office:value-type="float" office:value="NaN">
                <text:p>NaN</text:p>
                <draw:g>
                  <svg:desc>'modulos medio ano'.E2:'modulos medio ano'.E13</svg:desc>
                </draw:g>
              </table:table-cell>
              <table:table-cell office:value-type="float" office:value="NaN">
                <text:p>NaN</text:p>
                <draw:g>
                  <svg:desc>'modulos medio ano'.F2:'modulos medio ano'.F13</svg:desc>
                </draw:g>
              </table:table-cell>
              <table:table-cell office:value-type="float" office:value="1223">
                <text:p>1223</text:p>
                <draw:g>
                  <svg:desc>'modulos medio ano'.G2:'modulos medio ano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estagio de evolucao'.A2:'estagio de evolucao'.B7 'estagio de evolucao'.B1:'estagio de evolucao'.B1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estagio de evolucao'.A2:'estagio de evolucao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tagio de evolucao'.B2:'estagio de evolucao'.B7" chart:label-cell-address="'estagio de evolucao'.B1:'estagio de evolucao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Projetos</text:p>
                <draw:g>
                  <svg:desc>'estagio de evolucao'.B1:'estagio de evoluca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estagio de evolucao'.A2:'estagio de evolucao'.A7</svg:desc>
                </draw:g>
              </table:table-cell>
              <table:table-cell office:value-type="float" office:value="20">
                <text:p>20</text:p>
                <draw:g>
                  <svg:desc>'estagio de evolucao'.B2:'estagio de evolucao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cm" svg:height="11.146cm" xlink:href=".." xlink:type="simple" chart:class="chart:line" chart:style-name="ch1">
        <chart:title svg:x="5.433cm" svg:y="0.357cm" chart:style-name="ch2">
          <text:p>Número médio de módulos ao ano</text:p>
        </chart:title>
        <chart:legend chart:legend-position="top" svg:x="3.913cm" svg:y="1.243cm" style:legend-expansion="wide" chart:style-name="ch3"/>
        <chart:plot-area chart:style-name="ch4" table:cell-range-address="'modulos medio ano_2'.A1:'modulos medio ano_2'.G13" chart:data-source-has-labels="both" svg:x="1.314cm" svg:y="1.984cm" svg:width="16.111cm" svg:height="8.011cm">
          <chartooo:coordinate-region svg:x="2.306cm" svg:y="2.144cm" svg:width="14.747cm" svg:height="7.283cm"/>
          <chart:axis chart:dimension="x" chart:name="primary-x" chart:style-name="ch5" chartooo:axis-type="auto">
            <chartooo:date-scale/>
            <chart:title svg:x="9.021cm" svg:y="10.217cm" chart:style-name="ch6">
              <text:p>Ano</text:p>
            </chart:title>
            <chart:categories table:cell-range-address="'modulos medio ano_2'.A2:'modulos medio ano_2'.A13"/>
            <chart:grid chart:style-name="ch7" chart:class="major"/>
          </chart:axis>
          <chart:axis chart:dimension="y" chart:name="primary-y" chart:style-name="ch8">
            <chart:title svg:x="0.451cm" svg:y="7.515cm" chart:style-name="ch9">
              <text:p>Número de módulos</text:p>
            </chart:title>
            <chart:grid chart:style-name="ch7" chart:class="major"/>
          </chart:axis>
          <chart:series chart:style-name="ch10" chart:values-cell-range-address="'modulos medio ano_2'.B2:'modulos medio ano_2'.B13" chart:label-cell-address="'modulos medio ano_2'.B1:'modulos medio ano_2'.B1" chart:class="chart:line">
            <chart:data-point chart:repeated="12"/>
          </chart:series>
          <chart:series chart:style-name="ch11" chart:values-cell-range-address="'modulos medio ano_2'.C2:'modulos medio ano_2'.C13" chart:label-cell-address="'modulos medio ano_2'.C1:'modulos medio ano_2'.C1" chart:class="chart:line">
            <chart:data-point chart:repeated="12"/>
          </chart:series>
          <chart:series chart:style-name="ch12" chart:values-cell-range-address="'modulos medio ano_2'.D2:'modulos medio ano_2'.D13" chart:label-cell-address="'modulos medio ano_2'.D1:'modulos medio ano_2'.D1" chart:class="chart:line">
            <chart:data-point chart:repeated="12"/>
          </chart:series>
          <chart:series chart:style-name="ch13" chart:values-cell-range-address="'modulos medio ano_2'.E2:'modulos medio ano_2'.E13" chart:label-cell-address="'modulos medio ano_2'.E1:'modulos medio ano_2'.E1" chart:class="chart:line">
            <chart:data-point chart:repeated="12"/>
          </chart:series>
          <chart:series chart:style-name="ch14" chart:values-cell-range-address="'modulos medio ano_2'.F2:'modulos medio ano_2'.F13" chart:label-cell-address="'modulos medio ano_2'.F1:'modulos medio ano_2'.F1" chart:class="chart:line">
            <chart:data-point chart:repeated="12"/>
          </chart:series>
          <chart:series chart:style-name="ch15" chart:values-cell-range-address="'modulos medio ano_2'.G2:'modulos medio ano_2'.G13" chart:label-cell-address="'modulos medio ano_2'.G1:'modulos medio ano_2'.G1" chart:class="chart:line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_2'.B1:'modulos medio ano_2'.B1</svg:desc>
                </draw:g>
              </table:table-cell>
              <table:table-cell office:value-type="string">
                <text:p>s18</text:p>
                <draw:g>
                  <svg:desc>'modulos medio ano_2'.C1:'modulos medio ano_2'.C1</svg:desc>
                </draw:g>
              </table:table-cell>
              <table:table-cell office:value-type="string">
                <text:p>s26</text:p>
                <draw:g>
                  <svg:desc>'modulos medio ano_2'.D1:'modulos medio ano_2'.D1</svg:desc>
                </draw:g>
              </table:table-cell>
              <table:table-cell office:value-type="string">
                <text:p>s28</text:p>
                <draw:g>
                  <svg:desc>'modulos medio ano_2'.E1:'modulos medio ano_2'.E1</svg:desc>
                </draw:g>
              </table:table-cell>
              <table:table-cell office:value-type="string">
                <text:p>s51</text:p>
                <draw:g>
                  <svg:desc>'modulos medio ano_2'.F1:'modulos medio ano_2'.F1</svg:desc>
                </draw:g>
              </table:table-cell>
              <table:table-cell office:value-type="string">
                <text:p>s58</text:p>
                <draw:g>
                  <svg:desc>'modulos medio ano_2'.G1:'modulos medio ano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_2'.A2:'modulos medio ano_2'.A13</svg:desc>
                </draw:g>
              </table:table-cell>
              <table:table-cell office:value-type="float" office:value="NaN">
                <text:p>NaN</text:p>
                <draw:g>
                  <svg:desc>'modulos medio ano_2'.B2:'modulos medio ano_2'.B13</svg:desc>
                </draw:g>
              </table:table-cell>
              <table:table-cell office:value-type="float" office:value="NaN">
                <text:p>NaN</text:p>
                <draw:g>
                  <svg:desc>'modulos medio ano_2'.C2:'modulos medio ano_2'.C13</svg:desc>
                </draw:g>
              </table:table-cell>
              <table:table-cell office:value-type="float" office:value="NaN">
                <text:p>NaN</text:p>
                <draw:g>
                  <svg:desc>'modulos medio ano_2'.D2:'modulos medio ano_2'.D13</svg:desc>
                </draw:g>
              </table:table-cell>
              <table:table-cell office:value-type="float" office:value="NaN">
                <text:p>NaN</text:p>
                <draw:g>
                  <svg:desc>'modulos medio ano_2'.E2:'modulos medio ano_2'.E13</svg:desc>
                </draw:g>
              </table:table-cell>
              <table:table-cell office:value-type="float" office:value="NaN">
                <text:p>NaN</text:p>
                <draw:g>
                  <svg:desc>'modulos medio ano_2'.F2:'modulos medio ano_2'.F13</svg:desc>
                </draw:g>
              </table:table-cell>
              <table:table-cell office:value-type="float" office:value="1223">
                <text:p>1223</text:p>
                <draw:g>
                  <svg:desc>'modulos medio ano_2'.G2:'modulos medio ano_2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87cm" svg:y="4.24cm" style:legend-expansion="high" chart:style-name="ch2"/>
        <chart:plot-area chart:style-name="ch3" table:cell-range-address="s26.B1:s26.B23 s26.D1:s26.D23" chart:data-source-has-labels="both" svg:x="0.32cm" svg:y="0.18cm" svg:width="10.947cm" svg:height="8.64cm">
          <chartooo:coordinate-region svg:x="1.312cm" svg:y="0.18cm" svg:width="9.841cm" svg:height="6.919cm"/>
          <chart:axis chart:dimension="x" chart:name="primary-x" chart:style-name="ch4" chartooo:axis-type="auto">
            <chartooo:date-scale/>
            <chart:categories table:cell-range-address="s26.B2:s26.B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26.D2:s26.D23" chart:label-cell-address="s26.D1:s26.D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s26.B2:s26.B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</table:table-row>
            <table:table-row>
              <table:table-cell office:value-type="string">
                <text:p>2.0-beta.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.4.1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.0.1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5.3.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5cm" chart:style-name="ch2">
          <text:p>    </text:p>
        </chart:title>
        <chart:subtitle svg:x="1.965cm" svg:y="1.196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592cm" svg:width="7.617cm" svg:height="6.245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7cm" chart:style-name="ch2">
          <text:p>Número de menções, lançamentos e idade por projeto</text:p>
        </chart:title>
        <chart:subtitle svg:x="7.089cm" svg:y="1.196cm" chart:style-name="ch3">
          <text:p>Initial development</text:p>
        </chart:subtitle>
        <chart:legend chart:legend-position="top" svg:x="5.773cm" svg:y="1.984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83cm" svg:width="16.797cm" svg:height="6.137cm">
          <chartooo:coordinate-region svg:x="0.97cm" svg:y="2.843cm" svg:width="16.176cm" svg:height="5.409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2:summary.I4 summary.G1:summary.I1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